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1.0728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0.3783in"/>
    </style:style>
    <style:style style:name="co17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4">
            <text:p>5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79">
            <text:p>7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61">
            <text:p>16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5304">
            <text:p>530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6132">
            <text:p>613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9171">
            <text:p>917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24">
            <text:p>2020-11-2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4 - 0.99)">
            <text:p>(0.84 - 0.9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1">
            <text:p>0.9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10.875">
            <text:p>110.8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8587816455696">
            <text:p>0.0438587816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727597750526">
            <text:p>1.1572759775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1481625638379">
            <text:p>16.148162563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6.25">
            <text:p>116.25</text:p>
          </table:table-cell>
          <table:table-cell office:value-type="float" office:value="118.75">
            <text:p>118.75</text:p>
          </table:table-cell>
          <table:table-cell office:value-type="float" office:value="0.0230823863636364">
            <text:p>0.0230823864</text:p>
          </table:table-cell>
          <table:table-cell office:value-type="float" office:value="0.0888082505729565">
            <text:p>0.0888082506</text:p>
          </table:table-cell>
          <table:table-cell office:value-type="float" office:value="0.0413907284768212">
            <text:p>0.0413907285</text:p>
          </table:table-cell>
          <table:table-cell office:value-type="float" office:value="1.0818326335308">
            <text:p>1.0818326335</text:p>
          </table:table-cell>
          <table:table-cell office:value-type="float" office:value="1.32628721153021">
            <text:p>1.3262872115</text:p>
          </table:table-cell>
          <table:table-cell office:value-type="float" office:value="1.1482254067804">
            <text:p>1.1482254068</text:p>
          </table:table-cell>
          <table:table-cell office:value-type="float" office:value="30.3745240882156">
            <text:p>30.3745240882</text:p>
          </table:table-cell>
          <table:table-cell office:value-type="float" office:value="8.14664587004396">
            <text:p>8.14664587</text:p>
          </table:table-cell>
          <table:table-cell office:value-type="float" office:value="17.0906668692511">
            <text:p>17.090666869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63.25">
            <text:p>63.2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89257929383603">
            <text:p>0.0189257929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694231913542">
            <text:p>1.0669423191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83.25">
            <text:p>183.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519563368301673">
            <text:p>0.0519563368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8713812234173">
            <text:p>1.1871381223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3.6846035208194">
            <text:p>13.684603520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50">
            <text:p>3650</text:p>
          </table:table-cell>
          <table:table-cell office:value-type="float" office:value="20">
            <text:p>20</text:p>
          </table:table-cell>
          <table:table-cell office:value-type="float" office:value="108.5">
            <text:p>108.5</text:p>
          </table:table-cell>
          <table:table-cell office:value-type="float" office:value="67.125">
            <text:p>67.125</text:p>
          </table:table-cell>
          <table:table-cell office:value-type="float" office:value="0.0263852242744063">
            <text:p>0.0263852243</text:p>
          </table:table-cell>
          <table:table-cell office:value-type="float" office:value="0.068196103079824">
            <text:p>0.0681961031</text:p>
          </table:table-cell>
          <table:table-cell office:value-type="float" office:value="0.0183904109589041">
            <text:p>0.018390411</text:p>
          </table:table-cell>
          <table:table-cell office:value-type="float" office:value="1.09371279787804">
            <text:p>1.0937127979</text:p>
          </table:table-cell>
          <table:table-cell office:value-type="float" office:value="1.24780174939092">
            <text:p>1.2478017494</text:p>
          </table:table-cell>
          <table:table-cell office:value-type="float" office:value="1.06502932449803">
            <text:p>1.0650293245</text:p>
          </table:table-cell>
          <table:table-cell office:value-type="float" office:value="26.6153474398358">
            <text:p>26.6153474398</text:p>
          </table:table-cell>
          <table:table-cell office:value-type="float" office:value="10.5067923763788">
            <text:p>10.50679237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71">
            <text:p>4271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32.625">
            <text:p>32.6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763872629360805">
            <text:p>0.0076387263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684990830083">
            <text:p>1.0268499083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707">
            <text:p>3707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44">
            <text:p>244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58214189371459">
            <text:p>0.0658214189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3886658629417">
            <text:p>1.2388665863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0.8736155022393">
            <text:p>10.873615502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641">
            <text:p>4641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207.75">
            <text:p>207.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47640594699418">
            <text:p>0.0447640595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6060169734444">
            <text:p>1.1606016973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5.8285017923378">
            <text:p>15.828501792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93">
            <text:p>1993</text:p>
          </table:table-cell>
          <table:table-cell office:value-type="float" office:value="3294">
            <text:p>3294</text:p>
          </table:table-cell>
          <table:table-cell office:value-type="float" office:value="57.25">
            <text:p>57.25</text:p>
          </table:table-cell>
          <table:table-cell office:value-type="float" office:value="131.75">
            <text:p>131.75</text:p>
          </table:table-cell>
          <table:table-cell office:value-type="float" office:value="225.5">
            <text:p>225.5</text:p>
          </table:table-cell>
          <table:table-cell office:value-type="float" office:value="0.0529112754158965">
            <text:p>0.0529112754</text:p>
          </table:table-cell>
          <table:table-cell office:value-type="float" office:value="0.0661063723030607">
            <text:p>0.0661063723</text:p>
          </table:table-cell>
          <table:table-cell office:value-type="float" office:value="0.0684578020643594">
            <text:p>0.0684578021</text:p>
          </table:table-cell>
          <table:table-cell office:value-type="float" office:value="1.19067668596527">
            <text:p>1.190676686</text:p>
          </table:table-cell>
          <table:table-cell office:value-type="float" office:value="1.23993760588049">
            <text:p>1.2399376059</text:p>
          </table:table-cell>
          <table:table-cell office:value-type="float" office:value="1.24878778972568">
            <text:p>1.2487877897</text:p>
          </table:table-cell>
          <table:table-cell office:value-type="float" office:value="13.4437745875119">
            <text:p>13.4437745875</text:p>
          </table:table-cell>
          <table:table-cell office:value-type="float" office:value="10.8282070852006">
            <text:p>10.8282070852</text:p>
          </table:table-cell>
          <table:table-cell office:value-type="float" office:value="10.4679234021344">
            <text:p>10.467923402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740">
            <text:p>3740</text:p>
          </table:table-cell>
          <table:table-cell office:value-type="float" office:value="49.625">
            <text:p>49.625</text:p>
          </table:table-cell>
          <table:table-cell office:value-type="float" office:value="203.75">
            <text:p>203.75</text:p>
          </table:table-cell>
          <table:table-cell office:value-type="float" office:value="236.375">
            <text:p>236.375</text:p>
          </table:table-cell>
          <table:table-cell office:value-type="float" office:value="0.0435689201053556">
            <text:p>0.0435689201</text:p>
          </table:table-cell>
          <table:table-cell office:value-type="float" office:value="0.0939372982941448">
            <text:p>0.0939372983</text:p>
          </table:table-cell>
          <table:table-cell office:value-type="float" office:value="0.063201871657754">
            <text:p>0.0632018717</text:p>
          </table:table-cell>
          <table:table-cell office:value-type="float" office:value="1.15621179193507">
            <text:p>1.1562117919</text:p>
          </table:table-cell>
          <table:table-cell office:value-type="float" office:value="1.34607600741068">
            <text:p>1.3460760074</text:p>
          </table:table-cell>
          <table:table-cell office:value-type="float" office:value="1.22903572490098">
            <text:p>1.2290357249</text:p>
          </table:table-cell>
          <table:table-cell office:value-type="float" office:value="16.2533221690696">
            <text:p>16.2533221691</text:p>
          </table:table-cell>
          <table:table-cell office:value-type="float" office:value="7.72021634048306">
            <text:p>7.7202163405</text:p>
          </table:table-cell>
          <table:table-cell office:value-type="float" office:value="11.3102277401624">
            <text:p>11.310227740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65">
            <text:p>2465</text:p>
          </table:table-cell>
          <table:table-cell office:value-type="float" office:value="5148">
            <text:p>5148</text:p>
          </table:table-cell>
          <table:table-cell office:value-type="float" office:value="96.375">
            <text:p>96.375</text:p>
          </table:table-cell>
          <table:table-cell office:value-type="float" office:value="141">
            <text:p>141</text:p>
          </table:table-cell>
          <table:table-cell office:value-type="float" office:value="247.625">
            <text:p>247.625</text:p>
          </table:table-cell>
          <table:table-cell office:value-type="float" office:value="0.0723536036036036">
            <text:p>0.0723536036</text:p>
          </table:table-cell>
          <table:table-cell office:value-type="float" office:value="0.0572008113590264">
            <text:p>0.0572008114</text:p>
          </table:table-cell>
          <table:table-cell office:value-type="float" office:value="0.0481012043512044">
            <text:p>0.0481012044</text:p>
          </table:table-cell>
          <table:table-cell office:value-type="float" office:value="1.26349829876329">
            <text:p>1.2634982988</text:p>
          </table:table-cell>
          <table:table-cell office:value-type="float" office:value="1.20661582808405">
            <text:p>1.2066158281</text:p>
          </table:table-cell>
          <table:table-cell office:value-type="float" office:value="1.17288911791489">
            <text:p>1.1728891179</text:p>
          </table:table-cell>
          <table:table-cell office:value-type="float" office:value="9.922534159308">
            <text:p>9.9225341593</text:p>
          </table:table-cell>
          <table:table-cell office:value-type="float" office:value="12.4611465651281">
            <text:p>12.4611465651</text:p>
          </table:table-cell>
          <table:table-cell office:value-type="float" office:value="14.7540434954067">
            <text:p>14.754043495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99">
            <text:p>2599</text:p>
          </table:table-cell>
          <table:table-cell office:value-type="float" office:value="4551">
            <text:p>4551</text:p>
          </table:table-cell>
          <table:table-cell office:value-type="float" office:value="136.75">
            <text:p>136.75</text:p>
          </table:table-cell>
          <table:table-cell office:value-type="float" office:value="114.375">
            <text:p>114.375</text:p>
          </table:table-cell>
          <table:table-cell office:value-type="float" office:value="205.375">
            <text:p>205.375</text:p>
          </table:table-cell>
          <table:table-cell office:value-type="float" office:value="0.0941156228492774">
            <text:p>0.0941156228</text:p>
          </table:table-cell>
          <table:table-cell office:value-type="float" office:value="0.04400731050404">
            <text:p>0.0440073105</text:p>
          </table:table-cell>
          <table:table-cell office:value-type="float" office:value="0.0451274445176884">
            <text:p>0.0451274445</text:p>
          </table:table-cell>
          <table:table-cell office:value-type="float" office:value="1.34676587088251">
            <text:p>1.3467658709</text:p>
          </table:table-cell>
          <table:table-cell office:value-type="float" office:value="1.15782140778463">
            <text:p>1.1578214078</text:p>
          </table:table-cell>
          <table:table-cell office:value-type="float" office:value="1.16193756885936">
            <text:p>1.1619375689</text:p>
          </table:table-cell>
          <table:table-cell office:value-type="float" office:value="7.70622597456719">
            <text:p>7.7062259746</text:p>
          </table:table-cell>
          <table:table-cell office:value-type="float" office:value="16.0948141126672">
            <text:p>16.0948141127</text:p>
          </table:table-cell>
          <table:table-cell office:value-type="float" office:value="15.7037943817043">
            <text:p>15.703794381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765">
            <text:p>2765</text:p>
          </table:table-cell>
          <table:table-cell office:value-type="float" office:value="5337">
            <text:p>5337</text:p>
          </table:table-cell>
          <table:table-cell office:value-type="float" office:value="98.5">
            <text:p>98.5</text:p>
          </table:table-cell>
          <table:table-cell office:value-type="float" office:value="161.875">
            <text:p>161.875</text:p>
          </table:table-cell>
          <table:table-cell office:value-type="float" office:value="284.5">
            <text:p>284.5</text:p>
          </table:table-cell>
          <table:table-cell office:value-type="float" office:value="0.0594806763285024">
            <text:p>0.0594806763</text:p>
          </table:table-cell>
          <table:table-cell office:value-type="float" office:value="0.0585443037974684">
            <text:p>0.0585443038</text:p>
          </table:table-cell>
          <table:table-cell office:value-type="float" office:value="0.0533071013678096">
            <text:p>0.0533071014</text:p>
          </table:table-cell>
          <table:table-cell office:value-type="float" office:value="1.21511675082849">
            <text:p>1.2151167508</text:p>
          </table:table-cell>
          <table:table-cell office:value-type="float" office:value="1.21162283688511">
            <text:p>1.2116228369</text:p>
          </table:table-cell>
          <table:table-cell office:value-type="float" office:value="1.19214448301756">
            <text:p>1.192144483</text:p>
          </table:table-cell>
          <table:table-cell office:value-type="float" office:value="11.9965534041938">
            <text:p>11.9965534042</text:p>
          </table:table-cell>
          <table:table-cell office:value-type="float" office:value="12.1829905950569">
            <text:p>12.1829905951</text:p>
          </table:table-cell>
          <table:table-cell office:value-type="float" office:value="13.3464789574007">
            <text:p>13.346478957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700">
            <text:p>1700</text:p>
          </table:table-cell>
          <table:table-cell office:value-type="float" office:value="2914">
            <text:p>2914</text:p>
          </table:table-cell>
          <table:table-cell office:value-type="float" office:value="5382">
            <text:p>5382</text:p>
          </table:table-cell>
          <table:table-cell office:value-type="float" office:value="79.625">
            <text:p>79.625</text:p>
          </table:table-cell>
          <table:table-cell office:value-type="float" office:value="190.125">
            <text:p>190.125</text:p>
          </table:table-cell>
          <table:table-cell office:value-type="float" office:value="318.125">
            <text:p>318.125</text:p>
          </table:table-cell>
          <table:table-cell office:value-type="float" office:value="0.0468382352941176">
            <text:p>0.0468382353</text:p>
          </table:table-cell>
          <table:table-cell office:value-type="float" office:value="0.065245367192862">
            <text:p>0.0652453672</text:p>
          </table:table-cell>
          <table:table-cell office:value-type="float" office:value="0.0591090672612412">
            <text:p>0.0591090673</text:p>
          </table:table-cell>
          <table:table-cell office:value-type="float" office:value="1.16823371128893">
            <text:p>1.1682337113</text:p>
          </table:table-cell>
          <table:table-cell office:value-type="float" office:value="1.23670242273767">
            <text:p>1.2367024227</text:p>
          </table:table-cell>
          <table:table-cell office:value-type="float" office:value="1.21372974380603">
            <text:p>1.2137297438</text:p>
          </table:table-cell>
          <table:table-cell office:value-type="float" office:value="15.1426763607204">
            <text:p>15.1426763607</text:p>
          </table:table-cell>
          <table:table-cell office:value-type="float" office:value="10.9666225477933">
            <text:p>10.9666225478</text:p>
          </table:table-cell>
          <table:table-cell office:value-type="float" office:value="12.0698361684428">
            <text:p>12.069836168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949">
            <text:p>1949</text:p>
          </table:table-cell>
          <table:table-cell office:value-type="float" office:value="3059">
            <text:p>3059</text:p>
          </table:table-cell>
          <table:table-cell office:value-type="float" office:value="5673">
            <text:p>5673</text:p>
          </table:table-cell>
          <table:table-cell office:value-type="float" office:value="112.375">
            <text:p>112.375</text:p>
          </table:table-cell>
          <table:table-cell office:value-type="float" office:value="292.25">
            <text:p>292.25</text:p>
          </table:table-cell>
          <table:table-cell office:value-type="float" office:value="378.875">
            <text:p>378.875</text:p>
          </table:table-cell>
          <table:table-cell office:value-type="float" office:value="0.0576577732170344">
            <text:p>0.0576577732</text:p>
          </table:table-cell>
          <table:table-cell office:value-type="float" office:value="0.0955377574370709">
            <text:p>0.0955377574</text:p>
          </table:table-cell>
          <table:table-cell office:value-type="float" office:value="0.0667856513308655">
            <text:p>0.0667856513</text:p>
          </table:table-cell>
          <table:table-cell office:value-type="float" office:value="1.20831806713182">
            <text:p>1.2083180671</text:p>
          </table:table-cell>
          <table:table-cell office:value-type="float" office:value="1.35227197869811">
            <text:p>1.3522719787</text:p>
          </table:table-cell>
          <table:table-cell office:value-type="float" office:value="1.24249201317646">
            <text:p>1.2424920132</text:p>
          </table:table-cell>
          <table:table-cell office:value-type="float" office:value="12.3650831096778">
            <text:p>12.3650831097</text:p>
          </table:table-cell>
          <table:table-cell office:value-type="float" office:value="7.59652097898161">
            <text:p>7.596520979</text:p>
          </table:table-cell>
          <table:table-cell office:value-type="float" office:value="10.7215236609956">
            <text:p>10.72152366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1985">
            <text:p>1985</text:p>
          </table:table-cell>
          <table:table-cell office:value-type="float" office:value="3229">
            <text:p>3229</text:p>
          </table:table-cell>
          <table:table-cell office:value-type="float" office:value="5532">
            <text:p>5532</text:p>
          </table:table-cell>
          <table:table-cell office:value-type="float" office:value="125.25">
            <text:p>125.25</text:p>
          </table:table-cell>
          <table:table-cell office:value-type="float" office:value="196.375">
            <text:p>196.375</text:p>
          </table:table-cell>
          <table:table-cell office:value-type="float" office:value="473.875">
            <text:p>473.875</text:p>
          </table:table-cell>
          <table:table-cell office:value-type="float" office:value="0.0630982367758186">
            <text:p>0.0630982368</text:p>
          </table:table-cell>
          <table:table-cell office:value-type="float" office:value="0.0608160421183029">
            <text:p>0.0608160421</text:p>
          </table:table-cell>
          <table:table-cell office:value-type="float" office:value="0.085660701373825">
            <text:p>0.0856607014</text:p>
          </table:table-cell>
          <table:table-cell office:value-type="float" office:value="1.22864734818443">
            <text:p>1.2286473482</text:p>
          </table:table-cell>
          <table:table-cell office:value-type="float" office:value="1.22010538573277">
            <text:p>1.2201053857</text:p>
          </table:table-cell>
          <table:table-cell office:value-type="float" office:value="1.3141944560977">
            <text:p>1.3141944561</text:p>
          </table:table-cell>
          <table:table-cell office:value-type="float" office:value="11.3282462953065">
            <text:p>11.3282462953</text:p>
          </table:table-cell>
          <table:table-cell office:value-type="float" office:value="11.740603420027">
            <text:p>11.74060342</text:p>
          </table:table-cell>
          <table:table-cell office:value-type="float" office:value="8.43360240198458">
            <text:p>8.43360240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98">
            <text:p>1798</text:p>
          </table:table-cell>
          <table:table-cell office:value-type="float" office:value="3336">
            <text:p>3336</text:p>
          </table:table-cell>
          <table:table-cell office:value-type="float" office:value="6652">
            <text:p>6652</text:p>
          </table:table-cell>
          <table:table-cell office:value-type="float" office:value="115.5">
            <text:p>115.5</text:p>
          </table:table-cell>
          <table:table-cell office:value-type="float" office:value="361.375">
            <text:p>361.375</text:p>
          </table:table-cell>
          <table:table-cell office:value-type="float" office:value="374.375">
            <text:p>374.375</text:p>
          </table:table-cell>
          <table:table-cell office:value-type="float" office:value="0.064238042269188">
            <text:p>0.0642380423</text:p>
          </table:table-cell>
          <table:table-cell office:value-type="float" office:value="0.108325839328537">
            <text:p>0.1083258393</text:p>
          </table:table-cell>
          <table:table-cell office:value-type="float" office:value="0.0562800661455201">
            <text:p>0.0562800661</text:p>
          </table:table-cell>
          <table:table-cell office:value-type="float" office:value="1.23292113904833">
            <text:p>1.232921139</text:p>
          </table:table-cell>
          <table:table-cell office:value-type="float" office:value="1.4021400330837">
            <text:p>1.4021400331</text:p>
          </table:table-cell>
          <table:table-cell office:value-type="float" office:value="1.2031884253662">
            <text:p>1.2031884254</text:p>
          </table:table-cell>
          <table:table-cell office:value-type="float" office:value="11.1332687709688">
            <text:p>11.133268771</text:p>
          </table:table-cell>
          <table:table-cell office:value-type="float" office:value="6.73935805362573">
            <text:p>6.7393580536</text:p>
          </table:table-cell>
          <table:table-cell office:value-type="float" office:value="12.6594445793625">
            <text:p>12.659444579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916">
            <text:p>1916</text:p>
          </table:table-cell>
          <table:table-cell office:value-type="float" office:value="3615">
            <text:p>3615</text:p>
          </table:table-cell>
          <table:table-cell office:value-type="float" office:value="6824">
            <text:p>6824</text:p>
          </table:table-cell>
          <table:table-cell office:value-type="float" office:value="130.875">
            <text:p>130.875</text:p>
          </table:table-cell>
          <table:table-cell office:value-type="float" office:value="193.125">
            <text:p>193.125</text:p>
          </table:table-cell>
          <table:table-cell office:value-type="float" office:value="311.125">
            <text:p>311.125</text:p>
          </table:table-cell>
          <table:table-cell office:value-type="float" office:value="0.0683063674321503">
            <text:p>0.0683063674</text:p>
          </table:table-cell>
          <table:table-cell office:value-type="float" office:value="0.0534232365145228">
            <text:p>0.0534232365</text:p>
          </table:table-cell>
          <table:table-cell office:value-type="float" office:value="0.0455927608440797">
            <text:p>0.0455927608</text:p>
          </table:table-cell>
          <table:table-cell office:value-type="float" office:value="1.24821717528281">
            <text:p>1.2482171753</text:p>
          </table:table-cell>
          <table:table-cell office:value-type="float" office:value="1.19257525051222">
            <text:p>1.1925752505</text:p>
          </table:table-cell>
          <table:table-cell office:value-type="float" office:value="1.16364891464339">
            <text:p>1.1636489146</text:p>
          </table:table-cell>
          <table:table-cell office:value-type="float" office:value="10.4903790125617">
            <text:p>10.4903790126</text:p>
          </table:table-cell>
          <table:table-cell office:value-type="float" office:value="13.3182059705098">
            <text:p>13.3182059705</text:p>
          </table:table-cell>
          <table:table-cell office:value-type="float" office:value="15.5470079997534">
            <text:p>15.547007999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216">
            <text:p>2216</text:p>
          </table:table-cell>
          <table:table-cell office:value-type="float" office:value="4001">
            <text:p>4001</text:p>
          </table:table-cell>
          <table:table-cell office:value-type="float" office:value="7494">
            <text:p>7494</text:p>
          </table:table-cell>
          <table:table-cell office:value-type="float" office:value="117.875">
            <text:p>117.875</text:p>
          </table:table-cell>
          <table:table-cell office:value-type="float" office:value="345.625">
            <text:p>345.625</text:p>
          </table:table-cell>
          <table:table-cell office:value-type="float" office:value="240.125">
            <text:p>240.125</text:p>
          </table:table-cell>
          <table:table-cell office:value-type="float" office:value="0.0531926895306859">
            <text:p>0.0531926895</text:p>
          </table:table-cell>
          <table:table-cell office:value-type="float" office:value="0.0863846538365409">
            <text:p>0.0863846538</text:p>
          </table:table-cell>
          <table:table-cell office:value-type="float" office:value="0.0320423005070723">
            <text:p>0.0320423005</text:p>
          </table:table-cell>
          <table:table-cell office:value-type="float" office:value="1.19172015930764">
            <text:p>1.1917201593</text:p>
          </table:table-cell>
          <table:table-cell office:value-type="float" office:value="1.31697241292807">
            <text:p>1.3169724129</text:p>
          </table:table-cell>
          <table:table-cell office:value-type="float" office:value="1.11416040145745">
            <text:p>1.1141604015</text:p>
          </table:table-cell>
          <table:table-cell office:value-type="float" office:value="13.3744531017883">
            <text:p>13.3744531018</text:p>
          </table:table-cell>
          <table:table-cell office:value-type="float" office:value="8.36575023414829">
            <text:p>8.3657502341</text:p>
          </table:table-cell>
          <table:table-cell office:value-type="float" office:value="21.9770057326376">
            <text:p>21.977005732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390">
            <text:p>2390</text:p>
          </table:table-cell>
          <table:table-cell office:value-type="float" office:value="4348">
            <text:p>4348</text:p>
          </table:table-cell>
          <table:table-cell office:value-type="float" office:value="8959">
            <text:p>8959</text:p>
          </table:table-cell>
          <table:table-cell office:value-type="float" office:value="156.625">
            <text:p>156.625</text:p>
          </table:table-cell>
          <table:table-cell office:value-type="float" office:value="214.75">
            <text:p>214.75</text:p>
          </table:table-cell>
          <table:table-cell office:value-type="float" office:value="349.625">
            <text:p>349.625</text:p>
          </table:table-cell>
          <table:table-cell office:value-type="float" office:value="0.0655334728033473">
            <text:p>0.0655334728</text:p>
          </table:table-cell>
          <table:table-cell office:value-type="float" office:value="0.0493905243790248">
            <text:p>0.0493905244</text:p>
          </table:table-cell>
          <table:table-cell office:value-type="float" office:value="0.03902500279049">
            <text:p>0.0390250028</text:p>
          </table:table-cell>
          <table:table-cell office:value-type="float" office:value="1.23778464148474">
            <text:p>1.2377846415</text:p>
          </table:table-cell>
          <table:table-cell office:value-type="float" office:value="1.17764810616752">
            <text:p>1.1776481062</text:p>
          </table:table-cell>
          <table:table-cell office:value-type="float" office:value="1.1395724934186">
            <text:p>1.1395724934</text:p>
          </table:table-cell>
          <table:table-cell office:value-type="float" office:value="10.9199018298561">
            <text:p>10.9199018299</text:p>
          </table:table-cell>
          <table:table-cell office:value-type="float" office:value="14.3778003728134">
            <text:p>14.3778003728</text:p>
          </table:table-cell>
          <table:table-cell office:value-type="float" office:value="18.1059800509356">
            <text:p>18.105980050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640">
            <text:p>2640</text:p>
          </table:table-cell>
          <table:table-cell office:value-type="float" office:value="4640">
            <text:p>4640</text:p>
          </table:table-cell>
          <table:table-cell office:value-type="float" office:value="10082">
            <text:p>10082</text:p>
          </table:table-cell>
          <table:table-cell office:value-type="float" office:value="185.875">
            <text:p>185.875</text:p>
          </table:table-cell>
          <table:table-cell office:value-type="float" office:value="198">
            <text:p>198</text:p>
          </table:table-cell>
          <table:table-cell office:value-type="float" office:value="475">
            <text:p>475</text:p>
          </table:table-cell>
          <table:table-cell office:value-type="float" office:value="0.070407196969697">
            <text:p>0.070407197</text:p>
          </table:table-cell>
          <table:table-cell office:value-type="float" office:value="0.0426724137931035">
            <text:p>0.0426724138</text:p>
          </table:table-cell>
          <table:table-cell office:value-type="float" office:value="0.0471136679230311">
            <text:p>0.0471136679</text:p>
          </table:table-cell>
          <table:table-cell office:value-type="float" office:value="1.25614124922879">
            <text:p>1.2561412492</text:p>
          </table:table-cell>
          <table:table-cell office:value-type="float" office:value="1.15292248067776">
            <text:p>1.1529224807</text:p>
          </table:table-cell>
          <table:table-cell office:value-type="float" office:value="1.16924844523273">
            <text:p>1.1692484452</text:p>
          </table:table-cell>
          <table:table-cell office:value-type="float" office:value="10.1874779976557">
            <text:p>10.1874779977</text:p>
          </table:table-cell>
          <table:table-cell office:value-type="float" office:value="16.5876090258874">
            <text:p>16.5876090259</text:p>
          </table:table-cell>
          <table:table-cell office:value-type="float" office:value="15.0561457689707">
            <text:p>15.05614576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658">
            <text:p>2658</text:p>
          </table:table-cell>
          <table:table-cell office:value-type="float" office:value="4624">
            <text:p>4624</text:p>
          </table:table-cell>
          <table:table-cell office:value-type="float" office:value="8297">
            <text:p>8297</text:p>
          </table:table-cell>
          <table:table-cell office:value-type="float" office:value="224">
            <text:p>224</text:p>
          </table:table-cell>
          <table:table-cell office:value-type="float" office:value="306.375">
            <text:p>306.375</text:p>
          </table:table-cell>
          <table:table-cell office:value-type="float" office:value="427.625">
            <text:p>427.625</text:p>
          </table:table-cell>
          <table:table-cell office:value-type="float" office:value="0.0842738901429646">
            <text:p>0.0842738901</text:p>
          </table:table-cell>
          <table:table-cell office:value-type="float" office:value="0.0662575692041523">
            <text:p>0.0662575692</text:p>
          </table:table-cell>
          <table:table-cell office:value-type="float" office:value="0.0515397131493311">
            <text:p>0.0515397131</text:p>
          </table:table-cell>
          <table:table-cell office:value-type="float" office:value="1.30887870907764">
            <text:p>1.3088787091</text:p>
          </table:table-cell>
          <table:table-cell office:value-type="float" office:value="1.24050602054915">
            <text:p>1.2405060205</text:p>
          </table:table-cell>
          <table:table-cell office:value-type="float" office:value="1.18559542640443">
            <text:p>1.1855954264</text:p>
          </table:table-cell>
          <table:table-cell office:value-type="float" office:value="8.56683447926516">
            <text:p>8.5668344793</text:p>
          </table:table-cell>
          <table:table-cell office:value-type="float" office:value="10.8042718251472">
            <text:p>10.8042718251</text:p>
          </table:table-cell>
          <table:table-cell office:value-type="float" office:value="13.7924686369489">
            <text:p>13.792468636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2756">
            <text:p>2756</text:p>
          </table:table-cell>
          <table:table-cell office:value-type="float" office:value="5015">
            <text:p>5015</text:p>
          </table:table-cell>
          <table:table-cell office:value-type="float" office:value="8356">
            <text:p>8356</text:p>
          </table:table-cell>
          <table:table-cell office:value-type="float" office:value="212.25">
            <text:p>212.25</text:p>
          </table:table-cell>
          <table:table-cell office:value-type="float" office:value="210.625">
            <text:p>210.625</text:p>
          </table:table-cell>
          <table:table-cell office:value-type="float" office:value="284.375">
            <text:p>284.375</text:p>
          </table:table-cell>
          <table:table-cell office:value-type="float" office:value="0.0770137880986938">
            <text:p>0.0770137881</text:p>
          </table:table-cell>
          <table:table-cell office:value-type="float" office:value="0.0419990029910269">
            <text:p>0.041999003</text:p>
          </table:table-cell>
          <table:table-cell office:value-type="float" office:value="0.0340324317855433">
            <text:p>0.0340324318</text:p>
          </table:table-cell>
          <table:table-cell office:value-type="float" office:value="1.28117326051776">
            <text:p>1.2811732605</text:p>
          </table:table-cell>
          <table:table-cell office:value-type="float" office:value="1.15045378632299">
            <text:p>1.1504537863</text:p>
          </table:table-cell>
          <table:table-cell office:value-type="float" office:value="1.12138359581935">
            <text:p>1.1213835958</text:p>
          </table:table-cell>
          <table:table-cell office:value-type="float" office:value="9.34258826005302">
            <text:p>9.3425882601</text:p>
          </table:table-cell>
          <table:table-cell office:value-type="float" office:value="16.8480933343768">
            <text:p>16.8480933344</text:p>
          </table:table-cell>
          <table:table-cell office:value-type="float" office:value="20.7118944917843">
            <text:p>20.711894491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0">
            <text:p>60</text:p>
          </table:table-cell>
          <table:table-cell office:value-type="float" office:value="3075">
            <text:p>3075</text:p>
          </table:table-cell>
          <table:table-cell office:value-type="float" office:value="5580">
            <text:p>5580</text:p>
          </table:table-cell>
          <table:table-cell office:value-type="float" office:value="11401">
            <text:p>11401</text:p>
          </table:table-cell>
          <table:table-cell office:value-type="float" office:value="364.875">
            <text:p>364.875</text:p>
          </table:table-cell>
          <table:table-cell office:value-type="float" office:value="765.125">
            <text:p>765.125</text:p>
          </table:table-cell>
          <table:table-cell office:value-type="float" office:value="250.125">
            <text:p>250.125</text:p>
          </table:table-cell>
          <table:table-cell office:value-type="float" office:value="0.118658536585366">
            <text:p>0.1186585366</text:p>
          </table:table-cell>
          <table:table-cell office:value-type="float" office:value="0.13711917562724">
            <text:p>0.1371191756</text:p>
          </table:table-cell>
          <table:table-cell office:value-type="float" office:value="0.0219388650118411">
            <text:p>0.021938865</text:p>
          </table:table-cell>
          <table:table-cell office:value-type="float" office:value="1.44290138072576">
            <text:p>1.4429013807</text:p>
          </table:table-cell>
          <table:table-cell office:value-type="float" office:value="1.51676838461174">
            <text:p>1.5167683846</text:p>
          </table:table-cell>
          <table:table-cell office:value-type="float" office:value="1.07772940258554">
            <text:p>1.0777294026</text:p>
          </table:table-cell>
          <table:table-cell office:value-type="float" office:value="6.18162619131426">
            <text:p>6.1816261913</text:p>
          </table:table-cell>
          <table:table-cell office:value-type="float" office:value="5.39422438481024">
            <text:p>5.3942243848</text:p>
          </table:table-cell>
          <table:table-cell office:value-type="float" office:value="31.9398068413122">
            <text:p>31.939806841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3210">
            <text:p>3210</text:p>
          </table:table-cell>
          <table:table-cell office:value-type="float" office:value="5840">
            <text:p>5840</text:p>
          </table:table-cell>
          <table:table-cell office:value-type="float" office:value="10832">
            <text:p>10832</text:p>
          </table:table-cell>
          <table:table-cell office:value-type="float" office:value="237.625">
            <text:p>237.625</text:p>
          </table:table-cell>
          <table:table-cell office:value-type="float" office:value="256.375">
            <text:p>256.375</text:p>
          </table:table-cell>
          <table:table-cell office:value-type="float" office:value="543.25">
            <text:p>543.25</text:p>
          </table:table-cell>
          <table:table-cell office:value-type="float" office:value="0.0740264797507788">
            <text:p>0.0740264798</text:p>
          </table:table-cell>
          <table:table-cell office:value-type="float" office:value="0.0438998287671233">
            <text:p>0.0438998288</text:p>
          </table:table-cell>
          <table:table-cell office:value-type="float" office:value="0.0501523264401773">
            <text:p>0.0501523264</text:p>
          </table:table-cell>
          <table:table-cell office:value-type="float" office:value="1.26983332174814">
            <text:p>1.2698333217</text:p>
          </table:table-cell>
          <table:table-cell office:value-type="float" office:value="1.15742670281787">
            <text:p>1.1574267028</text:p>
          </table:table-cell>
          <table:table-cell office:value-type="float" office:value="1.18046304400145">
            <text:p>1.180463044</text:p>
          </table:table-cell>
          <table:table-cell office:value-type="float" office:value="9.70595207601359">
            <text:p>9.705952076</text:p>
          </table:table-cell>
          <table:table-cell office:value-type="float" office:value="16.1333832074796">
            <text:p>16.1333832075</text:p>
          </table:table-cell>
          <table:table-cell office:value-type="float" office:value="14.1645851236172">
            <text:p>14.164585123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348">
            <text:p>3348</text:p>
          </table:table-cell>
          <table:table-cell office:value-type="float" office:value="5879">
            <text:p>5879</text:p>
          </table:table-cell>
          <table:table-cell office:value-type="float" office:value="9807">
            <text:p>9807</text:p>
          </table:table-cell>
          <table:table-cell office:value-type="float" office:value="231">
            <text:p>231</text:p>
          </table:table-cell>
          <table:table-cell office:value-type="float" office:value="296">
            <text:p>296</text:p>
          </table:table-cell>
          <table:table-cell office:value-type="float" office:value="370.375">
            <text:p>370.375</text:p>
          </table:table-cell>
          <table:table-cell office:value-type="float" office:value="0.0689964157706093">
            <text:p>0.0689964158</text:p>
          </table:table-cell>
          <table:table-cell office:value-type="float" office:value="0.0503486987582922">
            <text:p>0.0503486988</text:p>
          </table:table-cell>
          <table:table-cell office:value-type="float" office:value="0.0377663913531151">
            <text:p>0.0377663914</text:p>
          </table:table-cell>
          <table:table-cell office:value-type="float" office:value="1.25081804575995">
            <text:p>1.2508180458</text:p>
          </table:table-cell>
          <table:table-cell office:value-type="float" office:value="1.18118902892866">
            <text:p>1.1811890289</text:p>
          </table:table-cell>
          <table:table-cell office:value-type="float" office:value="1.13497791835494">
            <text:p>1.1349779184</text:p>
          </table:table-cell>
          <table:table-cell office:value-type="float" office:value="10.3888531241368">
            <text:p>10.3888531241</text:p>
          </table:table-cell>
          <table:table-cell office:value-type="float" office:value="14.1106696545069">
            <text:p>14.1106696545</text:p>
          </table:table-cell>
          <table:table-cell office:value-type="float" office:value="18.6979778115655">
            <text:p>18.697977811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3784">
            <text:p>3784</text:p>
          </table:table-cell>
          <table:table-cell office:value-type="float" office:value="6238">
            <text:p>6238</text:p>
          </table:table-cell>
          <table:table-cell office:value-type="float" office:value="11392">
            <text:p>11392</text:p>
          </table:table-cell>
          <table:table-cell office:value-type="float" office:value="156.375">
            <text:p>156.375</text:p>
          </table:table-cell>
          <table:table-cell office:value-type="float" office:value="225.75">
            <text:p>225.75</text:p>
          </table:table-cell>
          <table:table-cell office:value-type="float" office:value="670.375">
            <text:p>670.375</text:p>
          </table:table-cell>
          <table:table-cell office:value-type="float" office:value="0.0413253171247357">
            <text:p>0.0413253171</text:p>
          </table:table-cell>
          <table:table-cell office:value-type="float" office:value="0.0361894838089131">
            <text:p>0.0361894838</text:p>
          </table:table-cell>
          <table:table-cell office:value-type="float" office:value="0.0588461200842697">
            <text:p>0.0588461201</text:p>
          </table:table-cell>
          <table:table-cell office:value-type="float" office:value="1.14798586233408">
            <text:p>1.1479858623</text:p>
          </table:table-cell>
          <table:table-cell office:value-type="float" office:value="1.12923016365837">
            <text:p>1.1292301637</text:p>
          </table:table-cell>
          <table:table-cell office:value-type="float" office:value="1.21274863735893">
            <text:p>1.2127486374</text:p>
          </table:table-cell>
          <table:table-cell office:value-type="float" office:value="17.1171774205595">
            <text:p>17.1171774206</text:p>
          </table:table-cell>
          <table:table-cell office:value-type="float" office:value="19.4977964285829">
            <text:p>19.4977964286</text:p>
          </table:table-cell>
          <table:table-cell office:value-type="float" office:value="12.1222493921721">
            <text:p>12.122249392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350">
            <text:p>4350</text:p>
          </table:table-cell>
          <table:table-cell office:value-type="float" office:value="7330">
            <text:p>7330</text:p>
          </table:table-cell>
          <table:table-cell office:value-type="float" office:value="14265">
            <text:p>14265</text:p>
          </table:table-cell>
          <table:table-cell office:value-type="float" office:value="52">
            <text:p>52</text:p>
          </table:table-cell>
          <table:table-cell office:value-type="float" office:value="357.625">
            <text:p>357.625</text:p>
          </table:table-cell>
          <table:table-cell office:value-type="float" office:value="561.25">
            <text:p>561.25</text:p>
          </table:table-cell>
          <table:table-cell office:value-type="float" office:value="0.0119540229885057">
            <text:p>0.011954023</text:p>
          </table:table-cell>
          <table:table-cell office:value-type="float" office:value="0.0487892223738063">
            <text:p>0.0487892224</text:p>
          </table:table-cell>
          <table:table-cell office:value-type="float" office:value="0.0393445495969155">
            <text:p>0.0393445496</text:p>
          </table:table-cell>
          <table:table-cell office:value-type="float" office:value="1.04211916184437">
            <text:p>1.0421191618</text:p>
          </table:table-cell>
          <table:table-cell office:value-type="float" office:value="1.17542783921921">
            <text:p>1.1754278392</text:p>
          </table:table-cell>
          <table:table-cell office:value-type="float" office:value="1.14073999101185">
            <text:p>1.140739991</text:p>
          </table:table-cell>
          <table:table-cell office:value-type="float" office:value="0">
            <text:p>0</text:p>
          </table:table-cell>
          <table:table-cell office:value-type="float" office:value="14.5507954291216">
            <text:p>14.5507954291</text:p>
          </table:table-cell>
          <table:table-cell office:value-type="float" office:value="17.9617067767481">
            <text:p>17.961706776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4234">
            <text:p>4234</text:p>
          </table:table-cell>
          <table:table-cell office:value-type="float" office:value="6532">
            <text:p>6532</text:p>
          </table:table-cell>
          <table:table-cell office:value-type="float" office:value="12013">
            <text:p>12013</text:p>
          </table:table-cell>
          <table:table-cell office:value-type="float" office:value="220">
            <text:p>220</text:p>
          </table:table-cell>
          <table:table-cell office:value-type="float" office:value="291.125">
            <text:p>291.125</text:p>
          </table:table-cell>
          <table:table-cell office:value-type="float" office:value="575.625">
            <text:p>575.625</text:p>
          </table:table-cell>
          <table:table-cell office:value-type="float" office:value="0.0519603212092584">
            <text:p>0.0519603212</text:p>
          </table:table-cell>
          <table:table-cell office:value-type="float" office:value="0.0445690447030006">
            <text:p>0.0445690447</text:p>
          </table:table-cell>
          <table:table-cell office:value-type="float" office:value="0.0479168400899026">
            <text:p>0.0479168401</text:p>
          </table:table-cell>
          <table:table-cell office:value-type="float" office:value="1.18715287919354">
            <text:p>1.1871528792</text:p>
          </table:table-cell>
          <table:table-cell office:value-type="float" office:value="1.15988499996215">
            <text:p>1.159885</text:p>
          </table:table-cell>
          <table:table-cell office:value-type="float" office:value="1.17220914650049">
            <text:p>1.1722091465</text:p>
          </table:table-cell>
          <table:table-cell office:value-type="float" office:value="13.6835803017644">
            <text:p>13.6835803018</text:p>
          </table:table-cell>
          <table:table-cell office:value-type="float" office:value="15.8962658300195">
            <text:p>15.89626583</text:p>
          </table:table-cell>
          <table:table-cell office:value-type="float" office:value="14.8094981055148">
            <text:p>14.809498105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5">
            <text:p>75</text:p>
          </table:table-cell>
          <table:table-cell office:value-type="float" office:value="4204">
            <text:p>4204</text:p>
          </table:table-cell>
          <table:table-cell office:value-type="float" office:value="7008">
            <text:p>7008</text:p>
          </table:table-cell>
          <table:table-cell office:value-type="float" office:value="12784">
            <text:p>12784</text:p>
          </table:table-cell>
          <table:table-cell office:value-type="float" office:value="167.875">
            <text:p>167.875</text:p>
          </table:table-cell>
          <table:table-cell office:value-type="float" office:value="529.5">
            <text:p>529.5</text:p>
          </table:table-cell>
          <table:table-cell office:value-type="float" office:value="807.5">
            <text:p>807.5</text:p>
          </table:table-cell>
          <table:table-cell office:value-type="float" office:value="0.0399322074215033">
            <text:p>0.0399322074</text:p>
          </table:table-cell>
          <table:table-cell office:value-type="float" office:value="0.0755565068493151">
            <text:p>0.0755565068</text:p>
          </table:table-cell>
          <table:table-cell office:value-type="float" office:value="0.0631648936170213">
            <text:p>0.0631648936</text:p>
          </table:table-cell>
          <table:table-cell office:value-type="float" office:value="1.14288810510679">
            <text:p>1.1428881051</text:p>
          </table:table-cell>
          <table:table-cell office:value-type="float" office:value="1.27563699399805">
            <text:p>1.275636994</text:p>
          </table:table-cell>
          <table:table-cell office:value-type="float" office:value="1.22889714307945">
            <text:p>1.2288971431</text:p>
          </table:table-cell>
          <table:table-cell office:value-type="float" office:value="17.7024102061945">
            <text:p>17.7024102062</text:p>
          </table:table-cell>
          <table:table-cell office:value-type="float" office:value="9.51625795860602">
            <text:p>9.5162579586</text:p>
          </table:table-cell>
          <table:table-cell office:value-type="float" office:value="11.316650171889">
            <text:p>11.316650171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391">
            <text:p>4391</text:p>
          </table:table-cell>
          <table:table-cell office:value-type="float" office:value="7528">
            <text:p>7528</text:p>
          </table:table-cell>
          <table:table-cell office:value-type="float" office:value="17874">
            <text:p>17874</text:p>
          </table:table-cell>
          <table:table-cell office:value-type="float" office:value="209.5">
            <text:p>209.5</text:p>
          </table:table-cell>
          <table:table-cell office:value-type="float" office:value="415.375">
            <text:p>415.375</text:p>
          </table:table-cell>
          <table:table-cell office:value-type="float" office:value="847.125">
            <text:p>847.125</text:p>
          </table:table-cell>
          <table:table-cell office:value-type="float" office:value="0.0477112275108176">
            <text:p>0.0477112275</text:p>
          </table:table-cell>
          <table:table-cell office:value-type="float" office:value="0.0551773379383634">
            <text:p>0.0551773379</text:p>
          </table:table-cell>
          <table:table-cell office:value-type="float" office:value="0.0473942598187311">
            <text:p>0.0473942598</text:p>
          </table:table-cell>
          <table:table-cell office:value-type="float" office:value="1.17145096429982">
            <text:p>1.1714509643</text:p>
          </table:table-cell>
          <table:table-cell office:value-type="float" office:value="1.19908797848332">
            <text:p>1.1990879785</text:p>
          </table:table-cell>
          <table:table-cell office:value-type="float" office:value="1.17028249245854">
            <text:p>1.1702824925</text:p>
          </table:table-cell>
          <table:table-cell office:value-type="float" office:value="14.8718493791256">
            <text:p>14.8718493791</text:p>
          </table:table-cell>
          <table:table-cell office:value-type="float" office:value="12.9056428670217">
            <text:p>12.905642867</text:p>
          </table:table-cell>
          <table:table-cell office:value-type="float" office:value="14.9690283353355">
            <text:p>14.969028335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4620">
            <text:p>4620</text:p>
          </table:table-cell>
          <table:table-cell office:value-type="float" office:value="8087">
            <text:p>8087</text:p>
          </table:table-cell>
          <table:table-cell office:value-type="float" office:value="15762">
            <text:p>15762</text:p>
          </table:table-cell>
          <table:table-cell office:value-type="float" office:value="161.5">
            <text:p>161.5</text:p>
          </table:table-cell>
          <table:table-cell office:value-type="float" office:value="281">
            <text:p>281</text:p>
          </table:table-cell>
          <table:table-cell office:value-type="float" office:value="599.625">
            <text:p>599.625</text:p>
          </table:table-cell>
          <table:table-cell office:value-type="float" office:value="0.03495670995671">
            <text:p>0.03495671</text:p>
          </table:table-cell>
          <table:table-cell office:value-type="float" office:value="0.0347471250154569">
            <text:p>0.034747125</text:p>
          </table:table-cell>
          <table:table-cell office:value-type="float" office:value="0.038042443852303">
            <text:p>0.0380424439</text:p>
          </table:table-cell>
          <table:table-cell office:value-type="float" office:value="1.12474354912764">
            <text:p>1.1247435491</text:p>
          </table:table-cell>
          <table:table-cell office:value-type="float" office:value="1.12398136843991">
            <text:p>1.1239813684</text:p>
          </table:table-cell>
          <table:table-cell office:value-type="float" office:value="1.1359851194502">
            <text:p>1.1359851195</text:p>
          </table:table-cell>
          <table:table-cell office:value-type="float" office:value="20.1733194313465">
            <text:p>20.1733194313</text:p>
          </table:table-cell>
          <table:table-cell office:value-type="float" office:value="20.2929324863731">
            <text:p>20.2929324864</text:p>
          </table:table-cell>
          <table:table-cell office:value-type="float" office:value="18.5647811504398">
            <text:p>18.564781150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89">
            <text:p>89</text:p>
          </table:table-cell>
          <table:table-cell office:value-type="float" office:value="4600">
            <text:p>4600</text:p>
          </table:table-cell>
          <table:table-cell office:value-type="float" office:value="8240">
            <text:p>8240</text:p>
          </table:table-cell>
          <table:table-cell office:value-type="float" office:value="15818">
            <text:p>15818</text:p>
          </table:table-cell>
          <table:table-cell office:value-type="float" office:value="149.5">
            <text:p>149.5</text:p>
          </table:table-cell>
          <table:table-cell office:value-type="float" office:value="691.625">
            <text:p>691.625</text:p>
          </table:table-cell>
          <table:table-cell office:value-type="float" office:value="706.25">
            <text:p>706.25</text:p>
          </table:table-cell>
          <table:table-cell office:value-type="float" office:value="0.0325">
            <text:p>0.0325</text:p>
          </table:table-cell>
          <table:table-cell office:value-type="float" office:value="0.083935072815534">
            <text:p>0.0839350728</text:p>
          </table:table-cell>
          <table:table-cell office:value-type="float" office:value="0.0446485017069162">
            <text:p>0.0446485017</text:p>
          </table:table-cell>
          <table:table-cell office:value-type="float" office:value="1.11582025">
            <text:p>1.11582025</text:p>
          </table:table-cell>
          <table:table-cell office:value-type="float" office:value="1.30758114389352">
            <text:p>1.3075811439</text:p>
          </table:table-cell>
          <table:table-cell office:value-type="float" office:value="1.16017699383536">
            <text:p>1.1601769938</text:p>
          </table:table-cell>
          <table:table-cell office:value-type="float" office:value="21.6723317642941">
            <text:p>21.6723317643</text:p>
          </table:table-cell>
          <table:table-cell office:value-type="float" office:value="8.60005378552227">
            <text:p>8.6000537855</text:p>
          </table:table-cell>
          <table:table-cell office:value-type="float" office:value="15.8685845376793">
            <text:p>15.868584537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5014">
            <text:p>5014</text:p>
          </table:table-cell>
          <table:table-cell office:value-type="float" office:value="8784">
            <text:p>8784</text:p>
          </table:table-cell>
          <table:table-cell office:value-type="float" office:value="16764">
            <text:p>16764</text:p>
          </table:table-cell>
          <table:table-cell office:value-type="float" office:value="241.25">
            <text:p>241.25</text:p>
          </table:table-cell>
          <table:table-cell office:value-type="float" office:value="523.375">
            <text:p>523.375</text:p>
          </table:table-cell>
          <table:table-cell office:value-type="float" office:value="647.25">
            <text:p>647.25</text:p>
          </table:table-cell>
          <table:table-cell office:value-type="float" office:value="0.0481152772237734">
            <text:p>0.0481152772</text:p>
          </table:table-cell>
          <table:table-cell office:value-type="float" office:value="0.0595827641165756">
            <text:p>0.0595827641</text:p>
          </table:table-cell>
          <table:table-cell office:value-type="float" office:value="0.038609520400859">
            <text:p>0.0386095204</text:p>
          </table:table-cell>
          <table:table-cell office:value-type="float" office:value="1.17294102689176">
            <text:p>1.1729410269</text:p>
          </table:table-cell>
          <table:table-cell office:value-type="float" office:value="1.21549788173637">
            <text:p>1.2154978817</text:p>
          </table:table-cell>
          <table:table-cell office:value-type="float" office:value="1.13805508373155">
            <text:p>1.1380550837</text:p>
          </table:table-cell>
          <table:table-cell office:value-type="float" office:value="14.7498279946299">
            <text:p>14.7498279946</text:p>
          </table:table-cell>
          <table:table-cell office:value-type="float" office:value="11.9765813043263">
            <text:p>11.9765813043</text:p>
          </table:table-cell>
          <table:table-cell office:value-type="float" office:value="18.2971383766772">
            <text:p>18.297138376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5732">
            <text:p>5732</text:p>
          </table:table-cell>
          <table:table-cell office:value-type="float" office:value="9700">
            <text:p>9700</text:p>
          </table:table-cell>
          <table:table-cell office:value-type="float" office:value="18464">
            <text:p>18464</text:p>
          </table:table-cell>
          <table:table-cell office:value-type="float" office:value="345.875">
            <text:p>345.875</text:p>
          </table:table-cell>
          <table:table-cell office:value-type="float" office:value="612.75">
            <text:p>612.75</text:p>
          </table:table-cell>
          <table:table-cell office:value-type="float" office:value="538.75">
            <text:p>538.75</text:p>
          </table:table-cell>
          <table:table-cell office:value-type="float" office:value="0.0603410676901605">
            <text:p>0.0603410677</text:p>
          </table:table-cell>
          <table:table-cell office:value-type="float" office:value="0.0631701030927835">
            <text:p>0.0631701031</text:p>
          </table:table-cell>
          <table:table-cell office:value-type="float" office:value="0.0291784012131716">
            <text:p>0.0291784012</text:p>
          </table:table-cell>
          <table:table-cell office:value-type="float" office:value="1.21833018403754">
            <text:p>1.218330184</text:p>
          </table:table-cell>
          <table:table-cell office:value-type="float" office:value="1.22891666619726">
            <text:p>1.2289166662</text:p>
          </table:table-cell>
          <table:table-cell office:value-type="float" office:value="1.10379310727692">
            <text:p>1.1037931073</text:p>
          </table:table-cell>
          <table:table-cell office:value-type="float" office:value="11.8303441776185">
            <text:p>11.8303441776</text:p>
          </table:table-cell>
          <table:table-cell office:value-type="float" office:value="11.3157449231902">
            <text:p>11.3157449232</text:p>
          </table:table-cell>
          <table:table-cell office:value-type="float" office:value="24.1004010321384">
            <text:p>24.100401032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5642">
            <text:p>5642</text:p>
          </table:table-cell>
          <table:table-cell office:value-type="float" office:value="10152">
            <text:p>10152</text:p>
          </table:table-cell>
          <table:table-cell office:value-type="float" office:value="18983">
            <text:p>18983</text:p>
          </table:table-cell>
          <table:table-cell office:value-type="float" office:value="378.625">
            <text:p>378.625</text:p>
          </table:table-cell>
          <table:table-cell office:value-type="float" office:value="663.25">
            <text:p>663.25</text:p>
          </table:table-cell>
          <table:table-cell office:value-type="float" office:value="335.25">
            <text:p>335.25</text:p>
          </table:table-cell>
          <table:table-cell office:value-type="float" office:value="0.0671082949308756">
            <text:p>0.0671082949</text:p>
          </table:table-cell>
          <table:table-cell office:value-type="float" office:value="0.0653319542947202">
            <text:p>0.0653319543</text:p>
          </table:table-cell>
          <table:table-cell office:value-type="float" office:value="0.0176605383764421">
            <text:p>0.0176605384</text:p>
          </table:table-cell>
          <table:table-cell office:value-type="float" office:value="1.24370593782518">
            <text:p>1.2437059378</text:p>
          </table:table-cell>
          <table:table-cell office:value-type="float" office:value="1.23702763796538">
            <text:p>1.237027638</text:p>
          </table:table-cell>
          <table:table-cell office:value-type="float" office:value="1.06242319776441">
            <text:p>1.0624231978</text:p>
          </table:table-cell>
          <table:table-cell office:value-type="float" office:value="10.6716075072581">
            <text:p>10.6716075073</text:p>
          </table:table-cell>
          <table:table-cell office:value-type="float" office:value="10.9525378317217">
            <text:p>10.9525378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781">
            <text:p>5781</text:p>
          </table:table-cell>
          <table:table-cell office:value-type="float" office:value="10205">
            <text:p>10205</text:p>
          </table:table-cell>
          <table:table-cell office:value-type="float" office:value="17177">
            <text:p>17177</text:p>
          </table:table-cell>
          <table:table-cell office:value-type="float" office:value="417.375">
            <text:p>417.375</text:p>
          </table:table-cell>
          <table:table-cell office:value-type="float" office:value="739">
            <text:p>739</text:p>
          </table:table-cell>
          <table:table-cell office:value-type="float" office:value="230.875">
            <text:p>230.875</text:p>
          </table:table-cell>
          <table:table-cell office:value-type="float" office:value="0.0721977166580176">
            <text:p>0.0721977167</text:p>
          </table:table-cell>
          <table:table-cell office:value-type="float" office:value="0.0724154826065654">
            <text:p>0.0724154826</text:p>
          </table:table-cell>
          <table:table-cell office:value-type="float" office:value="0.0134409384642254">
            <text:p>0.0134409385</text:p>
          </table:table-cell>
          <table:table-cell office:value-type="float" office:value="1.2629085284727">
            <text:p>1.2629085285</text:p>
          </table:table-cell>
          <table:table-cell office:value-type="float" office:value="1.26373243328042">
            <text:p>1.2637324333</text:p>
          </table:table-cell>
          <table:table-cell office:value-type="float" office:value="1.04739737592532">
            <text:p>1.0473973759</text:p>
          </table:table-cell>
          <table:table-cell office:value-type="float" office:value="9.94322736679926">
            <text:p>9.9432273668</text:p>
          </table:table-cell>
          <table:table-cell office:value-type="float" office:value="9.9143447247096">
            <text:p>9.9143447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2" office:value-type="float" office:value="58">
            <text:p>58</text:p>
          </table:table-cell>
          <table:table-cell office:value-type="float" office:value="6416">
            <text:p>6416</text:p>
          </table:table-cell>
          <table:table-cell office:value-type="float" office:value="11186">
            <text:p>11186</text:p>
          </table:table-cell>
          <table:table-cell office:value-type="float" office:value="17451">
            <text:p>17451</text:p>
          </table:table-cell>
          <table:table-cell office:value-type="float" office:value="514">
            <text:p>514</text:p>
          </table:table-cell>
          <table:table-cell office:value-type="float" office:value="879.375">
            <text:p>879.375</text:p>
          </table:table-cell>
          <table:table-cell office:value-type="float" office:value="306.375">
            <text:p>306.375</text:p>
          </table:table-cell>
          <table:table-cell office:value-type="float" office:value="0.0801122194513716">
            <text:p>0.0801122195</text:p>
          </table:table-cell>
          <table:table-cell office:value-type="float" office:value="0.0786138923654568">
            <text:p>0.0786138924</text:p>
          </table:table-cell>
          <table:table-cell office:value-type="float" office:value="0.0175563004985388">
            <text:p>0.0175563005</text:p>
          </table:table-cell>
          <table:table-cell office:value-type="float" office:value="1.29297198478243">
            <text:p>1.2929719848</text:p>
          </table:table-cell>
          <table:table-cell office:value-type="float" office:value="1.28726170566188">
            <text:p>1.2872617057</text:p>
          </table:table-cell>
          <table:table-cell office:value-type="float" office:value="1.06205117017179">
            <text:p>1.0620511702</text:p>
          </table:table-cell>
          <table:table-cell office:value-type="float" office:value="8.99432552385724">
            <text:p>8.9943255239</text:p>
          </table:table-cell>
          <table:table-cell office:value-type="float" office:value="9.15931076120986">
            <text:p>9.1593107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96">
            <text:p>96</text:p>
          </table:table-cell>
          <table:table-cell office:value-type="float" office:value="7057">
            <text:p>7057</text:p>
          </table:table-cell>
          <table:table-cell office:value-type="float" office:value="12184">
            <text:p>12184</text:p>
          </table:table-cell>
          <table:table-cell office:value-type="float" office:value="17846">
            <text:p>17846</text:p>
          </table:table-cell>
          <table:table-cell office:value-type="float" office:value="468.875">
            <text:p>468.875</text:p>
          </table:table-cell>
          <table:table-cell office:value-type="float" office:value="868.125">
            <text:p>868.125</text:p>
          </table:table-cell>
          <table:table-cell office:value-type="float" office:value="501.25">
            <text:p>501.25</text:p>
          </table:table-cell>
          <table:table-cell office:value-type="float" office:value="0.0664411222899249">
            <text:p>0.0664411223</text:p>
          </table:table-cell>
          <table:table-cell office:value-type="float" office:value="0.071251231122784">
            <text:p>0.0712512311</text:p>
          </table:table-cell>
          <table:table-cell office:value-type="float" office:value="0.0280875266166088">
            <text:p>0.0280875266</text:p>
          </table:table-cell>
          <table:table-cell office:value-type="float" office:value="1.24119619656778">
            <text:p>1.2411961966</text:p>
          </table:table-cell>
          <table:table-cell office:value-type="float" office:value="1.25932971528531">
            <text:p>1.2593297153</text:p>
          </table:table-cell>
          <table:table-cell office:value-type="float" office:value="1.09985260509495">
            <text:p>1.0998526051</text:p>
          </table:table-cell>
          <table:table-cell office:value-type="float" office:value="10.7753607631719">
            <text:p>10.7753607632</text:p>
          </table:table-cell>
          <table:table-cell office:value-type="float" office:value="10.0708116696267">
            <text:p>10.0708116696</text:p>
          </table:table-cell>
          <table:table-cell office:value-type="float" office:value="25.0230874621587">
            <text:p>25.023087462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7615">
            <text:p>7615</text:p>
          </table:table-cell>
          <table:table-cell office:value-type="float" office:value="12208">
            <text:p>12208</text:p>
          </table:table-cell>
          <table:table-cell office:value-type="float" office:value="17838">
            <text:p>17838</text:p>
          </table:table-cell>
          <table:table-cell office:value-type="float" office:value="557">
            <text:p>557</text:p>
          </table:table-cell>
          <table:table-cell office:value-type="float" office:value="27.75">
            <text:p>27.75</text:p>
          </table:table-cell>
          <table:table-cell office:value-type="float" office:value="303.125">
            <text:p>303.125</text:p>
          </table:table-cell>
          <table:table-cell office:value-type="float" office:value="0.073145108338805">
            <text:p>0.0731451083</text:p>
          </table:table-cell>
          <table:table-cell office:value-type="float" office:value="0.0022730996068152">
            <text:p>0.0022730996</text:p>
          </table:table-cell>
          <table:table-cell office:value-type="float" office:value="0.0169932167283328">
            <text:p>0.0169932167</text:p>
          </table:table-cell>
          <table:table-cell office:value-type="float" office:value="1.26649428465865">
            <text:p>1.2664942847</text:p>
          </table:table-cell>
          <table:table-cell office:value-type="float" office:value="1.00796597590823">
            <text:p>1.0079659759</text:p>
          </table:table-cell>
          <table:table-cell office:value-type="float" office:value="1.06004224660213">
            <text:p>1.0600422466</text:p>
          </table:table-cell>
          <table:table-cell office:value-type="float" office:value="9.81882622352846">
            <text:p>9.81882622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939">
            <text:p>7939</text:p>
          </table:table-cell>
          <table:table-cell office:value-type="float" office:value="11894">
            <text:p>11894</text:p>
          </table:table-cell>
          <table:table-cell office:value-type="float" office:value="17741">
            <text:p>17741</text:p>
          </table:table-cell>
          <table:table-cell office:value-type="float" office:value="385.25">
            <text:p>385.25</text:p>
          </table:table-cell>
          <table:table-cell office:value-type="float" office:value="276.875">
            <text:p>276.875</text:p>
          </table:table-cell>
          <table:table-cell office:value-type="float" office:value="324.125">
            <text:p>324.125</text:p>
          </table:table-cell>
          <table:table-cell office:value-type="float" office:value="0.0485262627534954">
            <text:p>0.0485262628</text:p>
          </table:table-cell>
          <table:table-cell office:value-type="float" office:value="0.0232785438035985">
            <text:p>0.0232785438</text:p>
          </table:table-cell>
          <table:table-cell office:value-type="float" office:value="0.0182698269545121">
            <text:p>0.018269827</text:p>
          </table:table-cell>
          <table:table-cell office:value-type="float" office:value="1.1744573240638">
            <text:p>1.1744573241</text:p>
          </table:table-cell>
          <table:table-cell office:value-type="float" office:value="1.08253700889176">
            <text:p>1.0825370089</text:p>
          </table:table-cell>
          <table:table-cell office:value-type="float" office:value="1.06459861603161">
            <text:p>1.064598616</text:p>
          </table:table-cell>
          <table:table-cell office:value-type="float" office:value="14.6277962713623">
            <text:p>14.6277962714</text:p>
          </table:table-cell>
          <table:table-cell office:value-type="float" office:value="30.1214703627839">
            <text:p>30.12147036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9090">
            <text:p>9090</text:p>
          </table:table-cell>
          <table:table-cell office:value-type="float" office:value="12582">
            <text:p>12582</text:p>
          </table:table-cell>
          <table:table-cell office:value-type="float" office:value="19855">
            <text:p>19855</text:p>
          </table:table-cell>
          <table:table-cell office:value-type="float" office:value="403.125">
            <text:p>403.125</text:p>
          </table:table-cell>
          <table:table-cell office:value-type="float" office:value="301.625">
            <text:p>301.625</text:p>
          </table:table-cell>
          <table:table-cell office:value-type="float" office:value="389.875">
            <text:p>389.875</text:p>
          </table:table-cell>
          <table:table-cell office:value-type="float" office:value="0.0443481848184819">
            <text:p>0.0443481848</text:p>
          </table:table-cell>
          <table:table-cell office:value-type="float" office:value="0.0239727388332539">
            <text:p>0.0239727388</text:p>
          </table:table-cell>
          <table:table-cell office:value-type="float" office:value="0.019636111810627">
            <text:p>0.0196361118</text:p>
          </table:table-cell>
          <table:table-cell office:value-type="float" office:value="1.15907349939821">
            <text:p>1.1590734994</text:p>
          </table:table-cell>
          <table:table-cell office:value-type="float" office:value="1.08503098264244">
            <text:p>1.0850309826</text:p>
          </table:table-cell>
          <table:table-cell office:value-type="float" office:value="1.06948212203579">
            <text:p>1.069482122</text:p>
          </table:table-cell>
          <table:table-cell office:value-type="float" office:value="15.9737301307236">
            <text:p>15.9737301307</text:p>
          </table:table-cell>
          <table:table-cell office:value-type="float" office:value="29.2591806065735">
            <text:p>29.25918060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83">
            <text:p>283</text:p>
          </table:table-cell>
          <table:table-cell office:value-type="float" office:value="9430">
            <text:p>9430</text:p>
          </table:table-cell>
          <table:table-cell office:value-type="float" office:value="12730">
            <text:p>12730</text:p>
          </table:table-cell>
          <table:table-cell office:value-type="float" office:value="20012">
            <text:p>20012</text:p>
          </table:table-cell>
          <table:table-cell office:value-type="float" office:value="107.75">
            <text:p>107.75</text:p>
          </table:table-cell>
          <table:table-cell office:value-type="float" office:value="402">
            <text:p>402</text:p>
          </table:table-cell>
          <table:table-cell office:value-type="float" office:value="259.875">
            <text:p>259.875</text:p>
          </table:table-cell>
          <table:table-cell office:value-type="float" office:value="0.0114262990455992">
            <text:p>0.011426299</text:p>
          </table:table-cell>
          <table:table-cell office:value-type="float" office:value="0.0315789473684211">
            <text:p>0.0315789474</text:p>
          </table:table-cell>
          <table:table-cell office:value-type="float" office:value="0.012985958424945">
            <text:p>0.0129859584</text:p>
          </table:table-cell>
          <table:table-cell office:value-type="float" office:value="1.04024794486696">
            <text:p>1.0402479449</text:p>
          </table:table-cell>
          <table:table-cell office:value-type="float" office:value="1.11248088642659">
            <text:p>1.1124808864</text:p>
          </table:table-cell>
          <table:table-cell office:value-type="float" office:value="1.04578137931509">
            <text:p>1.0457813793</text:p>
          </table:table-cell>
          <table:table-cell office:value-type="float" office:value="0">
            <text:p>0</text:p>
          </table:table-cell>
          <table:table-cell office:value-type="float" office:value="22.2944384742121">
            <text:p>22.29443847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9252">
            <text:p>9252</text:p>
          </table:table-cell>
          <table:table-cell office:value-type="float" office:value="12670">
            <text:p>12670</text:p>
          </table:table-cell>
          <table:table-cell office:value-type="float" office:value="19604">
            <text:p>19604</text:p>
          </table:table-cell>
          <table:table-cell office:value-type="float" office:value="66.25">
            <text:p>66.25</text:p>
          </table:table-cell>
          <table:table-cell office:value-type="float" office:value="264.375">
            <text:p>264.375</text:p>
          </table:table-cell>
          <table:table-cell office:value-type="float" office:value="264.5">
            <text:p>264.5</text:p>
          </table:table-cell>
          <table:table-cell office:value-type="float" office:value="0.00716061392131431">
            <text:p>0.0071606139</text:p>
          </table:table-cell>
          <table:table-cell office:value-type="float" office:value="0.0208662194159432">
            <text:p>0.0208662194</text:p>
          </table:table-cell>
          <table:table-cell office:value-type="float" office:value="0.0134921444603142">
            <text:p>0.0134921445</text:p>
          </table:table-cell>
          <table:table-cell office:value-type="float" office:value="1.02516264653239">
            <text:p>1.0251626465</text:p>
          </table:table-cell>
          <table:table-cell office:value-type="float" office:value="1.07388515021672">
            <text:p>1.0738851502</text:p>
          </table:table-cell>
          <table:table-cell office:value-type="float" office:value="1.04757930001689">
            <text:p>1.0475793</text:p>
          </table:table-cell>
          <table:table-cell office:value-type="float" office:value="0">
            <text:p>0</text:p>
          </table:table-cell>
          <table:table-cell office:value-type="float" office:value="33.5640087219843">
            <text:p>33.5640087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266">
            <text:p>266</text:p>
          </table:table-cell>
          <table:table-cell office:value-type="float" office:value="8863">
            <text:p>8863</text:p>
          </table:table-cell>
          <table:table-cell office:value-type="float" office:value="12266">
            <text:p>12266</text:p>
          </table:table-cell>
          <table:table-cell office:value-type="float" office:value="19503">
            <text:p>19503</text:p>
          </table:table-cell>
          <table:table-cell office:value-type="float" office:value="177.125">
            <text:p>177.125</text:p>
          </table:table-cell>
          <table:table-cell office:value-type="float" office:value="288.625">
            <text:p>288.625</text:p>
          </table:table-cell>
          <table:table-cell office:value-type="float" office:value="358.75">
            <text:p>358.75</text:p>
          </table:table-cell>
          <table:table-cell office:value-type="float" office:value="0.0199847681371996">
            <text:p>0.0199847681</text:p>
          </table:table-cell>
          <table:table-cell office:value-type="float" office:value="0.0235304907875428">
            <text:p>0.0235304908</text:p>
          </table:table-cell>
          <table:table-cell office:value-type="float" office:value="0.0183946059580577">
            <text:p>0.018394606</text:p>
          </table:table-cell>
          <table:table-cell office:value-type="float" office:value="1.07072949475689">
            <text:p>1.0707294948</text:p>
          </table:table-cell>
          <table:table-cell office:value-type="float" office:value="1.08344193838994">
            <text:p>1.0834419384</text:p>
          </table:table-cell>
          <table:table-cell office:value-type="float" office:value="1.06504430944877">
            <text:p>1.0650443094</text:p>
          </table:table-cell>
          <table:table-cell office:value-type="float" office:value="0">
            <text:p>0</text:p>
          </table:table-cell>
          <table:table-cell office:value-type="float" office:value="29.8026344747504">
            <text:p>29.80263447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9478">
            <text:p>9478</text:p>
          </table:table-cell>
          <table:table-cell office:value-type="float" office:value="14124">
            <text:p>14124</text:p>
          </table:table-cell>
          <table:table-cell office:value-type="float" office:value="20444">
            <text:p>20444</text:p>
          </table:table-cell>
          <table:table-cell office:value-type="float" office:value="174.25">
            <text:p>174.25</text:p>
          </table:table-cell>
          <table:table-cell office:value-type="float" office:value="81.25">
            <text:p>81.25</text:p>
          </table:table-cell>
          <table:table-cell office:value-type="float" office:value="146.375">
            <text:p>146.375</text:p>
          </table:table-cell>
          <table:table-cell office:value-type="float" office:value="0.0183846803123022">
            <text:p>0.0183846803</text:p>
          </table:table-cell>
          <table:table-cell office:value-type="float" office:value="0.00575261965448881">
            <text:p>0.0057526197</text:p>
          </table:table-cell>
          <table:table-cell office:value-type="float" office:value="0.00715980238700841">
            <text:p>0.0071598024</text:p>
          </table:table-cell>
          <table:table-cell office:value-type="float" office:value="1.06500885417462">
            <text:p>1.0650088542</text:p>
          </table:table-cell>
          <table:table-cell office:value-type="float" office:value="1.02019903035117">
            <text:p>1.0201990304</text:p>
          </table:table-cell>
          <table:table-cell office:value-type="float" office:value="1.02515978338416">
            <text:p>1.02515978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9346">
            <text:p>9346</text:p>
          </table:table-cell>
          <table:table-cell office:value-type="float" office:value="13922">
            <text:p>13922</text:p>
          </table:table-cell>
          <table:table-cell office:value-type="float" office:value="19737">
            <text:p>19737</text:p>
          </table:table-cell>
          <table:table-cell office:value-type="float" office:value="120.5">
            <text:p>120.5</text:p>
          </table:table-cell>
          <table:table-cell office:value-type="float" office:value="131.125">
            <text:p>131.125</text:p>
          </table:table-cell>
          <table:table-cell office:value-type="float" office:value="237.75">
            <text:p>237.75</text:p>
          </table:table-cell>
          <table:table-cell office:value-type="float" office:value="0.0128932163492403">
            <text:p>0.0128932163</text:p>
          </table:table-cell>
          <table:table-cell office:value-type="float" office:value="0.00941854618589283">
            <text:p>0.0094185462</text:p>
          </table:table-cell>
          <table:table-cell office:value-type="float" office:value="0.0120459036327709">
            <text:p>0.0120459036</text:p>
          </table:table-cell>
          <table:table-cell office:value-type="float" office:value="1.04545207787688">
            <text:p>1.0454520779</text:p>
          </table:table-cell>
          <table:table-cell office:value-type="float" office:value="1.03313878131465">
            <text:p>1.0331387813</text:p>
          </table:table-cell>
          <table:table-cell office:value-type="float" office:value="1.04244506615158">
            <text:p>1.04244506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9022">
            <text:p>9022</text:p>
          </table:table-cell>
          <table:table-cell office:value-type="float" office:value="13709">
            <text:p>13709</text:p>
          </table:table-cell>
          <table:table-cell office:value-type="float" office:value="19102">
            <text:p>19102</text:p>
          </table:table-cell>
          <table:table-cell office:value-type="float" office:value="75.625">
            <text:p>75.625</text:p>
          </table:table-cell>
          <table:table-cell office:value-type="float" office:value="187.75">
            <text:p>187.75</text:p>
          </table:table-cell>
          <table:table-cell office:value-type="float" office:value="255.625">
            <text:p>255.625</text:p>
          </table:table-cell>
          <table:table-cell office:value-type="float" office:value="0.00838228774107737">
            <text:p>0.0083822877</text:p>
          </table:table-cell>
          <table:table-cell office:value-type="float" office:value="0.0136953825953753">
            <text:p>0.0136953826</text:p>
          </table:table-cell>
          <table:table-cell office:value-type="float" office:value="0.0133821065856978">
            <text:p>0.0133821066</text:p>
          </table:table-cell>
          <table:table-cell office:value-type="float" office:value="1.02947572207941">
            <text:p>1.0294757221</text:p>
          </table:table-cell>
          <table:table-cell office:value-type="float" office:value="1.0483014635525">
            <text:p>1.0483014636</text:p>
          </table:table-cell>
          <table:table-cell office:value-type="float" office:value="1.04718837137222">
            <text:p>1.04718837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71">
            <text:p>171</text:p>
          </table:table-cell>
          <table:table-cell office:value-type="float" office:value="9356">
            <text:p>9356</text:p>
          </table:table-cell>
          <table:table-cell office:value-type="float" office:value="14174">
            <text:p>14174</text:p>
          </table:table-cell>
          <table:table-cell office:value-type="float" office:value="20642">
            <text:p>20642</text:p>
          </table:table-cell>
          <table:table-cell office:value-type="float" office:value="207.875">
            <text:p>207.875</text:p>
          </table:table-cell>
          <table:table-cell office:value-type="float" office:value="256.25">
            <text:p>256.25</text:p>
          </table:table-cell>
          <table:table-cell office:value-type="float" office:value="80">
            <text:p>80</text:p>
          </table:table-cell>
          <table:table-cell office:value-type="float" office:value="0.0222183625480975">
            <text:p>0.0222183625</text:p>
          </table:table-cell>
          <table:table-cell office:value-type="float" office:value="0.0180788768167066">
            <text:p>0.0180788768</text:p>
          </table:table-cell>
          <table:table-cell office:value-type="float" office:value="0.00387559345024707">
            <text:p>0.0038755935</text:p>
          </table:table-cell>
          <table:table-cell office:value-type="float" office:value="1.07873183396161">
            <text:p>1.078731834</text:p>
          </table:table-cell>
          <table:table-cell office:value-type="float" office:value="1.0639166866009">
            <text:p>1.0639166866</text:p>
          </table:table-cell>
          <table:table-cell office:value-type="float" office:value="1.01359401671606">
            <text:p>1.0135940167</text:p>
          </table:table-cell>
          <table:table-cell office:value-type="float" office:value="31.542345860995">
            <text:p>31.5423458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0520">
            <text:p>10520</text:p>
          </table:table-cell>
          <table:table-cell office:value-type="float" office:value="14124">
            <text:p>14124</text:p>
          </table:table-cell>
          <table:table-cell office:value-type="float" office:value="21026">
            <text:p>21026</text:p>
          </table:table-cell>
          <table:table-cell office:value-type="float" office:value="135">
            <text:p>135</text:p>
          </table:table-cell>
          <table:table-cell office:value-type="float" office:value="81.25">
            <text:p>81.25</text:p>
          </table:table-cell>
          <table:table-cell office:value-type="float" office:value="-448.875">
            <text:p>-448.875</text:p>
          </table:table-cell>
          <table:table-cell office:value-type="float" office:value="0.0128326996197719">
            <text:p>0.0128326996</text:p>
          </table:table-cell>
          <table:table-cell office:value-type="float" office:value="0.00575261965448881">
            <text:p>0.0057526197</text:p>
          </table:table-cell>
          <table:table-cell office:value-type="float" office:value="-0.0213485684390754">
            <text:p>-0.0213485684</text:p>
          </table:table-cell>
          <table:table-cell office:value-type="float" office:value="1.04523721790108">
            <text:p>1.0452372179</text:p>
          </table:table-cell>
          <table:table-cell office:value-type="float" office:value="1.02019903035117">
            <text:p>1.0201990304</text:p>
          </table:table-cell>
          <table:table-cell office:value-type="float" office:value="0.926173302757056">
            <text:p>0.9261733028</text:p>
          </table:table-cell>
          <table:table-cell table:number-columns-repeated="2" office:value-type="float" office:value="0">
            <text:p>0</text:p>
          </table:table-cell>
          <table:table-cell office:value-type="float" office:value="-32.120267072196">
            <text:p>-32.120267072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10480">
            <text:p>10480</text:p>
          </table:table-cell>
          <table:table-cell office:value-type="float" office:value="14008">
            <text:p>14008</text:p>
          </table:table-cell>
          <table:table-cell office:value-type="float" office:value="21114">
            <text:p>21114</text:p>
          </table:table-cell>
          <table:table-cell office:value-type="float" office:value="98.375">
            <text:p>98.375</text:p>
          </table:table-cell>
          <table:table-cell office:value-type="float" office:value="93.25">
            <text:p>93.25</text:p>
          </table:table-cell>
          <table:table-cell office:value-type="float" office:value="-285.625">
            <text:p>-285.625</text:p>
          </table:table-cell>
          <table:table-cell office:value-type="float" office:value="0.00938692748091603">
            <text:p>0.0093869275</text:p>
          </table:table-cell>
          <table:table-cell office:value-type="float" office:value="0.00665691033695031">
            <text:p>0.0066569103</text:p>
          </table:table-cell>
          <table:table-cell office:value-type="float" office:value="-0.0135277540968078">
            <text:p>-0.0135277541</text:p>
          </table:table-cell>
          <table:table-cell office:value-type="float" office:value="1.03302695042197">
            <text:p>1.0330269504</text:p>
          </table:table-cell>
          <table:table-cell office:value-type="float" office:value="1.02338604251159">
            <text:p>1.0233860425</text:p>
          </table:table-cell>
          <table:table-cell office:value-type="float" office:value="0.953011540917744">
            <text:p>0.95301154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10270">
            <text:p>10270</text:p>
          </table:table-cell>
          <table:table-cell office:value-type="float" office:value="13769">
            <text:p>13769</text:p>
          </table:table-cell>
          <table:table-cell office:value-type="float" office:value="21922">
            <text:p>21922</text:p>
          </table:table-cell>
          <table:table-cell office:value-type="float" office:value="94.5">
            <text:p>94.5</text:p>
          </table:table-cell>
          <table:table-cell office:value-type="float" office:value="148.875">
            <text:p>148.875</text:p>
          </table:table-cell>
          <table:table-cell office:value-type="float" office:value="-158.5">
            <text:p>-158.5</text:p>
          </table:table-cell>
          <table:table-cell office:value-type="float" office:value="0.00920155793573515">
            <text:p>0.0092015579</text:p>
          </table:table-cell>
          <table:table-cell office:value-type="float" office:value="0.0108123320502578">
            <text:p>0.0108123321</text:p>
          </table:table-cell>
          <table:table-cell office:value-type="float" office:value="-0.007230179728127">
            <text:p>-0.0072301797</text:p>
          </table:table-cell>
          <table:table-cell office:value-type="float" office:value="1.03237140336522">
            <text:p>1.0323714034</text:p>
          </table:table-cell>
          <table:table-cell office:value-type="float" office:value="1.03807229896366">
            <text:p>1.038072299</text:p>
          </table:table-cell>
          <table:table-cell office:value-type="float" office:value="0.974796830929402">
            <text:p>0.97479683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10424">
            <text:p>10424</text:p>
          </table:table-cell>
          <table:table-cell office:value-type="float" office:value="14147">
            <text:p>14147</text:p>
          </table:table-cell>
          <table:table-cell office:value-type="float" office:value="20016">
            <text:p>20016</text:p>
          </table:table-cell>
          <table:table-cell office:value-type="float" office:value="171.5">
            <text:p>171.5</text:p>
          </table:table-cell>
          <table:table-cell office:value-type="float" office:value="-330.25">
            <text:p>-330.25</text:p>
          </table:table-cell>
          <table:table-cell office:value-type="float" office:value="-304.5">
            <text:p>-304.5</text:p>
          </table:table-cell>
          <table:table-cell office:value-type="float" office:value="0.0164524174980814">
            <text:p>0.0164524175</text:p>
          </table:table-cell>
          <table:table-cell office:value-type="float" office:value="-0.0233441719092387">
            <text:p>-0.0233441719</text:p>
          </table:table-cell>
          <table:table-cell office:value-type="float" office:value="-0.015212829736211">
            <text:p>-0.0152128297</text:p>
          </table:table-cell>
          <table:table-cell office:value-type="float" office:value="1.05811399804469">
            <text:p>1.058113998</text:p>
          </table:table-cell>
          <table:table-cell office:value-type="float" office:value="0.919363501027436">
            <text:p>0.919363501</text:p>
          </table:table-cell>
          <table:table-cell office:value-type="float" office:value="0.947208699092884">
            <text:p>0.9472086991</text:p>
          </table:table-cell>
          <table:table-cell office:value-type="float" office:value="0">
            <text:p>0</text:p>
          </table:table-cell>
          <table:table-cell office:value-type="float" office:value="-29.3445772783347">
            <text:p>-29.3445772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table:number-columns-repeated="2" office:value-type="float" office:value="386">
            <text:p>386</text:p>
          </table:table-cell>
          <table:table-cell office:value-type="float" office:value="9381">
            <text:p>9381</text:p>
          </table:table-cell>
          <table:table-cell office:value-type="float" office:value="13702">
            <text:p>13702</text:p>
          </table:table-cell>
          <table:table-cell office:value-type="float" office:value="20638">
            <text:p>20638</text:p>
          </table:table-cell>
          <table:table-cell office:value-type="float" office:value="-427.5">
            <text:p>-427.5</text:p>
          </table:table-cell>
          <table:table-cell office:value-type="float" office:value="48.375">
            <text:p>48.375</text:p>
          </table:table-cell>
          <table:table-cell office:value-type="float" office:value="-403.75">
            <text:p>-403.75</text:p>
          </table:table-cell>
          <table:table-cell office:value-type="float" office:value="-0.0455708346658139">
            <text:p>-0.0455708347</text:p>
          </table:table-cell>
          <table:table-cell office:value-type="float" office:value="0.00353050649540213">
            <text:p>0.0035305065</text:p>
          </table:table-cell>
          <table:table-cell office:value-type="float" office:value="-0.0195634266886326">
            <text:p>-0.0195634267</text:p>
          </table:table-cell>
          <table:table-cell office:value-type="float" office:value="0.844572412575044">
            <text:p>0.8445724126</text:p>
          </table:table-cell>
          <table:table-cell office:value-type="float" office:value="1.01238120310709">
            <text:p>1.0123812031</text:p>
          </table:table-cell>
          <table:table-cell office:value-type="float" office:value="0.932278152810837">
            <text:p>0.9322781528</text:p>
          </table:table-cell>
          <table:table-cell office:value-type="float" office:value="-14.8610568148976">
            <text:p>-14.86105681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89">
            <text:p>189</text:p>
          </table:table-cell>
          <table:table-cell table:number-columns-repeated="2" office:value-type="float" office:value="369">
            <text:p>369</text:p>
          </table:table-cell>
          <table:table-cell office:value-type="float" office:value="8096">
            <text:p>8096</text:p>
          </table:table-cell>
          <table:table-cell office:value-type="float" office:value="13267">
            <text:p>13267</text:p>
          </table:table-cell>
          <table:table-cell office:value-type="float" office:value="20430">
            <text:p>20430</text:p>
          </table:table-cell>
          <table:table-cell office:value-type="float" office:value="-432.75">
            <text:p>-432.75</text:p>
          </table:table-cell>
          <table:table-cell office:value-type="float" office:value="61.25">
            <text:p>61.25</text:p>
          </table:table-cell>
          <table:table-cell office:value-type="float" office:value="-687.125">
            <text:p>-687.125</text:p>
          </table:table-cell>
          <table:table-cell office:value-type="float" office:value="-0.0534523221343874">
            <text:p>-0.0534523221</text:p>
          </table:table-cell>
          <table:table-cell office:value-type="float" office:value="0.00461671817291023">
            <text:p>0.0046167182</text:p>
          </table:table-cell>
          <table:table-cell office:value-type="float" office:value="-0.0336331375428292">
            <text:p>-0.0336331375</text:p>
          </table:table-cell>
          <table:table-cell office:value-type="float" office:value="0.818516887983099">
            <text:p>0.818516888</text:p>
          </table:table-cell>
          <table:table-cell office:value-type="float" office:value="1.01620028921509">
            <text:p>1.0162002892</text:p>
          </table:table-cell>
          <table:table-cell office:value-type="float" office:value="0.884501146964409">
            <text:p>0.884501147</text:p>
          </table:table-cell>
          <table:table-cell office:value-type="float" office:value="-12.6178319097049">
            <text:p>-12.6178319097</text:p>
          </table:table-cell>
          <table:table-cell office:value-type="float" office:value="0">
            <text:p>0</text:p>
          </table:table-cell>
          <table:table-cell office:value-type="float" office:value="-20.260505274308">
            <text:p>-20.260505274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7856">
            <text:p>7856</text:p>
          </table:table-cell>
          <table:table-cell office:value-type="float" office:value="13112">
            <text:p>13112</text:p>
          </table:table-cell>
          <table:table-cell office:value-type="float" office:value="21292">
            <text:p>21292</text:p>
          </table:table-cell>
          <table:table-cell office:value-type="float" office:value="-496.25">
            <text:p>-496.25</text:p>
          </table:table-cell>
          <table:table-cell office:value-type="float" office:value="164.5">
            <text:p>164.5</text:p>
          </table:table-cell>
          <table:table-cell office:value-type="float" office:value="-490">
            <text:p>-490</text:p>
          </table:table-cell>
          <table:table-cell office:value-type="float" office:value="-0.0631682790224033">
            <text:p>-0.063168279</text:p>
          </table:table-cell>
          <table:table-cell office:value-type="float" office:value="0.012545759609518">
            <text:p>0.0125457596</text:p>
          </table:table-cell>
          <table:table-cell office:value-type="float" office:value="-0.0230133383430396">
            <text:p>-0.0230133383</text:p>
          </table:table-cell>
          <table:table-cell office:value-type="float" office:value="0.786731877111907">
            <text:p>0.7867318771</text:p>
          </table:table-cell>
          <table:table-cell office:value-type="float" office:value="1.04421865495831">
            <text:p>1.044218655</text:p>
          </table:table-cell>
          <table:table-cell office:value-type="float" office:value="0.920491358733076">
            <text:p>0.9204913587</text:p>
          </table:table-cell>
          <table:table-cell office:value-type="float" office:value="-10.6226837940197">
            <text:p>-10.622683794</text:p>
          </table:table-cell>
          <table:table-cell office:value-type="float" office:value="0">
            <text:p>0</text:p>
          </table:table-cell>
          <table:table-cell office:value-type="float" office:value="-29.771448459131">
            <text:p>-29.771448459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8624">
            <text:p>8624</text:p>
          </table:table-cell>
          <table:table-cell office:value-type="float" office:value="13646">
            <text:p>13646</text:p>
          </table:table-cell>
          <table:table-cell office:value-type="float" office:value="19278">
            <text:p>19278</text:p>
          </table:table-cell>
          <table:table-cell office:value-type="float" office:value="-284">
            <text:p>-284</text:p>
          </table:table-cell>
          <table:table-cell office:value-type="float" office:value="5">
            <text:p>5</text:p>
          </table:table-cell>
          <table:table-cell office:value-type="float" office:value="-512.125">
            <text:p>-512.125</text:p>
          </table:table-cell>
          <table:table-cell office:value-type="float" office:value="-0.0329313543599258">
            <text:p>-0.0329313544</text:p>
          </table:table-cell>
          <table:table-cell office:value-type="float" office:value="0.000366407738531438">
            <text:p>0.0003664077</text:p>
          </table:table-cell>
          <table:table-cell office:value-type="float" office:value="-0.0265652557319224">
            <text:p>-0.0265652557</text:p>
          </table:table-cell>
          <table:table-cell office:value-type="float" office:value="0.886865828976219">
            <text:p>0.886865829</text:p>
          </table:table-cell>
          <table:table-cell office:value-type="float" office:value="1.00128269022394">
            <text:p>1.0012826902</text:p>
          </table:table-cell>
          <table:table-cell office:value-type="float" office:value="0.908404802049992">
            <text:p>0.908404802</text:p>
          </table:table-cell>
          <table:table-cell office:value-type="float" office:value="-20.6997361921308">
            <text:p>-20.6997361921</text:p>
          </table:table-cell>
          <table:table-cell office:value-type="float" office:value="0">
            <text:p>0</text:p>
          </table:table-cell>
          <table:table-cell office:value-type="float" office:value="-25.7441169436743">
            <text:p>-25.744116943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8208">
            <text:p>8208</text:p>
          </table:table-cell>
          <table:table-cell office:value-type="float" office:value="13240">
            <text:p>13240</text:p>
          </table:table-cell>
          <table:table-cell office:value-type="float" office:value="20448">
            <text:p>20448</text:p>
          </table:table-cell>
          <table:table-cell office:value-type="float" office:value="-4.625">
            <text:p>-4.625</text:p>
          </table:table-cell>
          <table:table-cell office:value-type="float" office:value="241.75">
            <text:p>241.75</text:p>
          </table:table-cell>
          <table:table-cell office:value-type="float" office:value="725.375">
            <text:p>725.375</text:p>
          </table:table-cell>
          <table:table-cell office:value-type="float" office:value="-0.000563474658869396">
            <text:p>-0.0005634747</text:p>
          </table:table-cell>
          <table:table-cell office:value-type="float" office:value="0.0182590634441088">
            <text:p>0.0182590634</text:p>
          </table:table-cell>
          <table:table-cell office:value-type="float" office:value="0.0354741294992175">
            <text:p>0.0354741295</text:p>
          </table:table-cell>
          <table:table-cell office:value-type="float" office:value="0.998028461001192">
            <text:p>0.998028461</text:p>
          </table:table-cell>
          <table:table-cell office:value-type="float" office:value="1.06456017311418">
            <text:p>1.0645601731</text:p>
          </table:table-cell>
          <table:table-cell office:value-type="float" office:value="1.12662594442017">
            <text:p>1.1266259444</text:p>
          </table:table-cell>
          <table:table-cell table:number-columns-repeated="2" office:value-type="float" office:value="0">
            <text:p>0</text:p>
          </table:table-cell>
          <table:table-cell office:value-type="float" office:value="19.8840721149802">
            <text:p>19.88407211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7120">
            <text:p>7120</text:p>
          </table:table-cell>
          <table:table-cell office:value-type="float" office:value="12015">
            <text:p>12015</text:p>
          </table:table-cell>
          <table:table-cell office:value-type="float" office:value="19759">
            <text:p>19759</text:p>
          </table:table-cell>
          <table:table-cell office:value-type="float" office:value="-550">
            <text:p>-550</text:p>
          </table:table-cell>
          <table:table-cell office:value-type="float" office:value="101.25">
            <text:p>101.25</text:p>
          </table:table-cell>
          <table:table-cell office:value-type="float" office:value="-527.75">
            <text:p>-527.75</text:p>
          </table:table-cell>
          <table:table-cell office:value-type="float" office:value="-0.0772471910112359">
            <text:p>-0.077247191</text:p>
          </table:table-cell>
          <table:table-cell office:value-type="float" office:value="0.00842696629213483">
            <text:p>0.0084269663</text:p>
          </table:table-cell>
          <table:table-cell office:value-type="float" office:value="-0.0267093476390506">
            <text:p>-0.0267093476</text:p>
          </table:table-cell>
          <table:table-cell office:value-type="float" office:value="0.741330403358162">
            <text:p>0.7413304034</text:p>
          </table:table-cell>
          <table:table-cell office:value-type="float" office:value="1.02963356899381">
            <text:p>1.029633569</text:p>
          </table:table-cell>
          <table:table-cell office:value-type="float" office:value="0.907915526195878">
            <text:p>0.9079155262</text:p>
          </table:table-cell>
          <table:table-cell office:value-type="float" office:value="-8.62188849576166">
            <text:p>-8.6218884958</text:p>
          </table:table-cell>
          <table:table-cell office:value-type="float" office:value="0">
            <text:p>0</text:p>
          </table:table-cell>
          <table:table-cell office:value-type="float" office:value="-25.6033456347238">
            <text:p>-25.603345634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7408">
            <text:p>7408</text:p>
          </table:table-cell>
          <table:table-cell office:value-type="float" office:value="12432">
            <text:p>12432</text:p>
          </table:table-cell>
          <table:table-cell office:value-type="float" office:value="20791">
            <text:p>20791</text:p>
          </table:table-cell>
          <table:table-cell office:value-type="float" office:value="-511.875">
            <text:p>-511.875</text:p>
          </table:table-cell>
          <table:table-cell office:value-type="float" office:value="-636.25">
            <text:p>-636.25</text:p>
          </table:table-cell>
          <table:table-cell office:value-type="float" office:value="-335.375">
            <text:p>-335.375</text:p>
          </table:table-cell>
          <table:table-cell office:value-type="float" office:value="-0.0690975971922246">
            <text:p>-0.0690975972</text:p>
          </table:table-cell>
          <table:table-cell office:value-type="float" office:value="-0.0511784105534106">
            <text:p>-0.0511784106</text:p>
          </table:table-cell>
          <table:table-cell office:value-type="float" office:value="-0.0161307777403684">
            <text:p>-0.0161307777</text:p>
          </table:table-cell>
          <table:table-cell office:value-type="float" office:value="0.767516386585182">
            <text:p>0.7675163866</text:p>
          </table:table-cell>
          <table:table-cell office:value-type="float" office:value="0.826009253288339">
            <text:p>0.8260092533</text:p>
          </table:table-cell>
          <table:table-cell office:value-type="float" office:value="0.944052273810108">
            <text:p>0.9440522738</text:p>
          </table:table-cell>
          <table:table-cell office:value-type="float" office:value="-9.68071328294463">
            <text:p>-9.6807132829</text:p>
          </table:table-cell>
          <table:table-cell office:value-type="float" office:value="-13.1941338825283">
            <text:p>-13.19413388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8128">
            <text:p>8128</text:p>
          </table:table-cell>
          <table:table-cell office:value-type="float" office:value="12936">
            <text:p>12936</text:p>
          </table:table-cell>
          <table:table-cell office:value-type="float" office:value="22080">
            <text:p>22080</text:p>
          </table:table-cell>
          <table:table-cell office:value-type="float" office:value="-383">
            <text:p>-383</text:p>
          </table:table-cell>
          <table:table-cell office:value-type="float" office:value="258">
            <text:p>258</text:p>
          </table:table-cell>
          <table:table-cell office:value-type="float" office:value="807">
            <text:p>807</text:p>
          </table:table-cell>
          <table:table-cell office:value-type="float" office:value="-0.047121062992126">
            <text:p>-0.047121063</text:p>
          </table:table-cell>
          <table:table-cell office:value-type="float" office:value="0.0199443413729128">
            <text:p>0.0199443414</text:p>
          </table:table-cell>
          <table:table-cell office:value-type="float" office:value="0.0365489130434783">
            <text:p>0.036548913</text:p>
          </table:table-cell>
          <table:table-cell office:value-type="float" office:value="0.839428252899475">
            <text:p>0.8394282529</text:p>
          </table:table-cell>
          <table:table-cell office:value-type="float" office:value="1.07058483724068">
            <text:p>1.0705848372</text:p>
          </table:table-cell>
          <table:table-cell office:value-type="float" office:value="1.13053940881971">
            <text:p>1.1305394088</text:p>
          </table:table-cell>
          <table:table-cell office:value-type="float" office:value="-14.3605608941042">
            <text:p>-14.3605608941</text:p>
          </table:table-cell>
          <table:table-cell office:value-type="float" office:value="0">
            <text:p>0</text:p>
          </table:table-cell>
          <table:table-cell office:value-type="float" office:value="19.3094192928574">
            <text:p>19.309419292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8096">
            <text:p>8096</text:p>
          </table:table-cell>
          <table:table-cell office:value-type="float" office:value="11706">
            <text:p>11706</text:p>
          </table:table-cell>
          <table:table-cell office:value-type="float" office:value="22656">
            <text:p>22656</text:p>
          </table:table-cell>
          <table:table-cell office:value-type="float" office:value="-165.625">
            <text:p>-165.625</text:p>
          </table:table-cell>
          <table:table-cell office:value-type="float" office:value="-545.375">
            <text:p>-545.375</text:p>
          </table:table-cell>
          <table:table-cell office:value-type="float" office:value="543">
            <text:p>543</text:p>
          </table:table-cell>
          <table:table-cell office:value-type="float" office:value="-0.0204576333992095">
            <text:p>-0.0204576334</text:p>
          </table:table-cell>
          <table:table-cell office:value-type="float" office:value="-0.0465893558858705">
            <text:p>-0.0465893559</text:p>
          </table:table-cell>
          <table:table-cell office:value-type="float" office:value="0.0239671610169492">
            <text:p>0.023967161</text:p>
          </table:table-cell>
          <table:table-cell office:value-type="float" office:value="0.929218572040788">
            <text:p>0.929218572</text:p>
          </table:table-cell>
          <table:table-cell office:value-type="float" office:value="0.841191567839899">
            <text:p>0.8411915678</text:p>
          </table:table-cell>
          <table:table-cell office:value-type="float" office:value="1.08501093618146">
            <text:p>1.0850109362</text:p>
          </table:table-cell>
          <table:table-cell office:value-type="float" office:value="-33.5343129300424">
            <text:p>-33.53431293</text:p>
          </table:table-cell>
          <table:table-cell office:value-type="float" office:value="-14.5284720226799">
            <text:p>-14.5284720227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6948">
            <text:p>6948</text:p>
          </table:table-cell>
          <table:table-cell office:value-type="float" office:value="11580">
            <text:p>11580</text:p>
          </table:table-cell>
          <table:table-cell office:value-type="float" office:value="22848">
            <text:p>22848</text:p>
          </table:table-cell>
          <table:table-cell office:value-type="float" office:value="-485">
            <text:p>-485</text:p>
          </table:table-cell>
          <table:table-cell office:value-type="float" office:value="-819">
            <text:p>-819</text:p>
          </table:table-cell>
          <table:table-cell office:value-type="float" office:value="762">
            <text:p>762</text:p>
          </table:table-cell>
          <table:table-cell office:value-type="float" office:value="-0.069804260218768">
            <text:p>-0.0698042602</text:p>
          </table:table-cell>
          <table:table-cell office:value-type="float" office:value="-0.0707253886010363">
            <text:p>-0.0707253886</text:p>
          </table:table-cell>
          <table:table-cell office:value-type="float" office:value="0.0333508403361345">
            <text:p>0.0333508403</text:p>
          </table:table-cell>
          <table:table-cell office:value-type="float" office:value="0.765235453333903">
            <text:p>0.7652354533</text:p>
          </table:table-cell>
          <table:table-cell office:value-type="float" office:value="0.762265217858198">
            <text:p>0.7622652179</text:p>
          </table:table-cell>
          <table:table-cell office:value-type="float" office:value="1.11890800713668">
            <text:p>1.1189080071</text:p>
          </table:table-cell>
          <table:table-cell office:value-type="float" office:value="-9.57911638300261">
            <text:p>-9.579116383</text:p>
          </table:table-cell>
          <table:table-cell office:value-type="float" office:value="-9.44973242354704">
            <text:p>-9.4497324235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7200">
            <text:p>7200</text:p>
          </table:table-cell>
          <table:table-cell office:value-type="float" office:value="11990">
            <text:p>11990</text:p>
          </table:table-cell>
          <table:table-cell office:value-type="float" office:value="24552">
            <text:p>24552</text:p>
          </table:table-cell>
          <table:table-cell office:value-type="float" office:value="-507.75">
            <text:p>-507.75</text:p>
          </table:table-cell>
          <table:table-cell office:value-type="float" office:value="221.25">
            <text:p>221.25</text:p>
          </table:table-cell>
          <table:table-cell office:value-type="float" office:value="774">
            <text:p>774</text:p>
          </table:table-cell>
          <table:table-cell office:value-type="float" office:value="-0.0705208333333333">
            <text:p>-0.0705208333</text:p>
          </table:table-cell>
          <table:table-cell office:value-type="float" office:value="0.0184528773978315">
            <text:p>0.0184528774</text:p>
          </table:table-cell>
          <table:table-cell office:value-type="float" office:value="0.031524926686217">
            <text:p>0.0315249267</text:p>
          </table:table-cell>
          <table:table-cell office:value-type="float" office:value="0.762924531684028">
            <text:p>0.7629245317</text:p>
          </table:table-cell>
          <table:table-cell office:value-type="float" office:value="1.06525246791356">
            <text:p>1.0652524679</text:p>
          </table:table-cell>
          <table:table-cell office:value-type="float" office:value="1.1122851325668">
            <text:p>1.1122851326</text:p>
          </table:table-cell>
          <table:table-cell office:value-type="float" office:value="-9.47817294009504">
            <text:p>-9.4781729401</text:p>
          </table:table-cell>
          <table:table-cell office:value-type="float" office:value="0">
            <text:p>0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table:number-columns-repeated="2" office:value-type="float" office:value="852">
            <text:p>852</text:p>
          </table:table-cell>
          <table:table-cell office:value-type="float" office:value="7788">
            <text:p>7788</text:p>
          </table:table-cell>
          <table:table-cell office:value-type="float" office:value="12610">
            <text:p>12610</text:p>
          </table:table-cell>
          <table:table-cell office:value-type="float" office:value="24432">
            <text:p>24432</text:p>
          </table:table-cell>
          <table:table-cell office:value-type="float" office:value="-525.125">
            <text:p>-525.125</text:p>
          </table:table-cell>
          <table:table-cell office:value-type="float" office:value="96.25">
            <text:p>96.25</text:p>
          </table:table-cell>
          <table:table-cell office:value-type="float" office:value="702">
            <text:p>702</text:p>
          </table:table-cell>
          <table:table-cell office:value-type="float" office:value="-0.0674274524910118">
            <text:p>-0.0674274525</text:p>
          </table:table-cell>
          <table:table-cell office:value-type="float" office:value="0.00763283108643933">
            <text:p>0.0076328311</text:p>
          </table:table-cell>
          <table:table-cell office:value-type="float" office:value="0.0287328094302554">
            <text:p>0.0287328094</text:p>
          </table:table-cell>
          <table:table-cell office:value-type="float" office:value="0.772914980526337">
            <text:p>0.7729149805</text:p>
          </table:table-cell>
          <table:table-cell office:value-type="float" office:value="1.02682909861891">
            <text:p>1.0268290986</text:p>
          </table:table-cell>
          <table:table-cell office:value-type="float" office:value="1.10218295870789">
            <text:p>1.1021829587</text:p>
          </table:table-cell>
          <table:table-cell office:value-type="float" office:value="-9.92929017409275">
            <text:p>-9.9292901741</text:p>
          </table:table-cell>
          <table:table-cell office:value-type="float" office:value="0">
            <text:p>0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7392">
            <text:p>7392</text:p>
          </table:table-cell>
          <table:table-cell office:value-type="float" office:value="12694">
            <text:p>12694</text:p>
          </table:table-cell>
          <table:table-cell office:value-type="float" office:value="24792">
            <text:p>24792</text:p>
          </table:table-cell>
          <table:table-cell office:value-type="float" office:value="-400.625">
            <text:p>-400.625</text:p>
          </table:table-cell>
          <table:table-cell office:value-type="float" office:value="308">
            <text:p>308</text:p>
          </table:table-cell>
          <table:table-cell office:value-type="float" office:value="657">
            <text:p>657</text:p>
          </table:table-cell>
          <table:table-cell office:value-type="float" office:value="-0.054197104978355">
            <text:p>-0.054197105</text:p>
          </table:table-cell>
          <table:table-cell office:value-type="float" office:value="0.024263431542461">
            <text:p>0.0242634315</text:p>
          </table:table-cell>
          <table:table-cell office:value-type="float" office:value="0.0265004840271055">
            <text:p>0.026500484</text:p>
          </table:table-cell>
          <table:table-cell office:value-type="float" office:value="0.816067291904306">
            <text:p>0.8160672919</text:p>
          </table:table-cell>
          <table:table-cell office:value-type="float" office:value="1.08607589005464">
            <text:p>1.0860758901</text:p>
          </table:table-cell>
          <table:table-cell office:value-type="float" office:value="1.09412815437606">
            <text:p>1.0941281544</text:p>
          </table:table-cell>
          <table:table-cell office:value-type="float" office:value="-12.439584495988">
            <text:p>-12.439584496</text:p>
          </table:table-cell>
          <table:table-cell office:value-type="float" office:value="28.9127547670402">
            <text:p>28.912754767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6840">
            <text:p>6840</text:p>
          </table:table-cell>
          <table:table-cell office:value-type="float" office:value="12270">
            <text:p>12270</text:p>
          </table:table-cell>
          <table:table-cell office:value-type="float" office:value="25368">
            <text:p>25368</text:p>
          </table:table-cell>
          <table:table-cell office:value-type="float" office:value="-103.5">
            <text:p>-103.5</text:p>
          </table:table-cell>
          <table:table-cell office:value-type="float" office:value="-65.625">
            <text:p>-65.625</text:p>
          </table:table-cell>
          <table:table-cell office:value-type="float" office:value="741">
            <text:p>741</text:p>
          </table:table-cell>
          <table:table-cell office:value-type="float" office:value="-0.0151315789473684">
            <text:p>-0.0151315789</text:p>
          </table:table-cell>
          <table:table-cell office:value-type="float" office:value="-0.00534841075794621">
            <text:p>-0.0053484108</text:p>
          </table:table-cell>
          <table:table-cell office:value-type="float" office:value="0.0292100283822138">
            <text:p>0.0292100284</text:p>
          </table:table-cell>
          <table:table-cell office:value-type="float" office:value="0.947488244459834">
            <text:p>0.9474882445</text:p>
          </table:table-cell>
          <table:table-cell office:value-type="float" office:value="0.981336629122554">
            <text:p>0.9813366291</text:p>
          </table:table-cell>
          <table:table-cell office:value-type="float" office:value="1.1039074218236">
            <text:p>1.1039074218</text:p>
          </table:table-cell>
          <table:table-cell table:number-columns-repeated="2" office:value-type="float" office:value="0">
            <text:p>0</text:p>
          </table:table-cell>
          <table:table-cell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6996">
            <text:p>6996</text:p>
          </table:table-cell>
          <table:table-cell office:value-type="float" office:value="12540">
            <text:p>12540</text:p>
          </table:table-cell>
          <table:table-cell office:value-type="float" office:value="26520">
            <text:p>26520</text:p>
          </table:table-cell>
          <table:table-cell office:value-type="float" office:value="-90">
            <text:p>-90</text:p>
          </table:table-cell>
          <table:table-cell office:value-type="float" office:value="-56.25">
            <text:p>-56.25</text:p>
          </table:table-cell>
          <table:table-cell office:value-type="float" office:value="714">
            <text:p>714</text:p>
          </table:table-cell>
          <table:table-cell office:value-type="float" office:value="-0.0128644939965695">
            <text:p>-0.012864494</text:p>
          </table:table-cell>
          <table:table-cell office:value-type="float" office:value="-0.00448564593301435">
            <text:p>-0.0044856459</text:p>
          </table:table-cell>
          <table:table-cell office:value-type="float" office:value="0.0269230769230769">
            <text:p>0.0269230769</text:p>
          </table:table-cell>
          <table:table-cell office:value-type="float" office:value="0.955298641615351">
            <text:p>0.9552986416</text:p>
          </table:table-cell>
          <table:table-cell office:value-type="float" office:value="0.984339676432545">
            <text:p>0.9843396764</text:p>
          </table:table-cell>
          <table:table-cell office:value-type="float" office:value="1.09565147928994">
            <text:p>1.0956514793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6240">
            <text:p>6240</text:p>
          </table:table-cell>
          <table:table-cell office:value-type="float" office:value="12848">
            <text:p>12848</text:p>
          </table:table-cell>
          <table:table-cell office:value-type="float" office:value="27696">
            <text:p>27696</text:p>
          </table:table-cell>
          <table:table-cell office:value-type="float" office:value="-198">
            <text:p>-198</text:p>
          </table:table-cell>
          <table:table-cell office:value-type="float" office:value="283.25">
            <text:p>283.25</text:p>
          </table:table-cell>
          <table:table-cell office:value-type="float" office:value="672">
            <text:p>672</text:p>
          </table:table-cell>
          <table:table-cell office:value-type="float" office:value="-0.0317307692307692">
            <text:p>-0.0317307692</text:p>
          </table:table-cell>
          <table:table-cell office:value-type="float" office:value="0.0220462328767123">
            <text:p>0.0220462329</text:p>
          </table:table-cell>
          <table:table-cell office:value-type="float" office:value="0.024263431542461">
            <text:p>0.0242634315</text:p>
          </table:table-cell>
          <table:table-cell office:value-type="float" office:value="0.890915717455621">
            <text:p>0.8909157175</text:p>
          </table:table-cell>
          <table:table-cell office:value-type="float" office:value="1.07811444638124">
            <text:p>1.0781144464</text:p>
          </table:table-cell>
          <table:table-cell office:value-type="float" office:value="1.08607589005464">
            <text:p>1.0860758901</text:p>
          </table:table-cell>
          <table:table-cell office:value-type="float" office:value="-21.4962023096633">
            <text:p>-21.4962023097</text:p>
          </table:table-cell>
          <table:table-cell office:value-type="float" office:value="31.7859317376938">
            <text:p>31.7859317377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table:number-columns-repeated="2" office:value-type="float" office:value="952">
            <text:p>952</text:p>
          </table:table-cell>
          <table:table-cell office:value-type="float" office:value="5616">
            <text:p>5616</text:p>
          </table:table-cell>
          <table:table-cell office:value-type="float" office:value="12420">
            <text:p>12420</text:p>
          </table:table-cell>
          <table:table-cell office:value-type="float" office:value="27912">
            <text:p>27912</text:p>
          </table:table-cell>
          <table:table-cell office:value-type="float" office:value="-76.5">
            <text:p>-76.5</text:p>
          </table:table-cell>
          <table:table-cell office:value-type="float" office:value="-22.5">
            <text:p>-22.5</text:p>
          </table:table-cell>
          <table:table-cell office:value-type="float" office:value="528">
            <text:p>528</text:p>
          </table:table-cell>
          <table:table-cell office:value-type="float" office:value="-0.0136217948717949">
            <text:p>-0.0136217949</text:p>
          </table:table-cell>
          <table:table-cell office:value-type="float" office:value="-0.00181159420289855">
            <text:p>-0.0018115942</text:p>
          </table:table-cell>
          <table:table-cell office:value-type="float" office:value="0.0189165950128977">
            <text:p>0.018916595</text:p>
          </table:table-cell>
          <table:table-cell office:value-type="float" office:value="0.952687402407955">
            <text:p>0.9526874024</text:p>
          </table:table-cell>
          <table:table-cell office:value-type="float" office:value="0.993665852762025">
            <text:p>0.9936658528</text:p>
          </table:table-cell>
          <table:table-cell office:value-type="float" office:value="1.06690944417623">
            <text:p>1.06690944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6120">
            <text:p>6120</text:p>
          </table:table-cell>
          <table:table-cell office:value-type="float" office:value="12495">
            <text:p>12495</text:p>
          </table:table-cell>
          <table:table-cell office:value-type="float" office:value="28776">
            <text:p>28776</text:p>
          </table:table-cell>
          <table:table-cell office:value-type="float" office:value="-37.25">
            <text:p>-37.25</text:p>
          </table:table-cell>
          <table:table-cell office:value-type="float" office:value="204.375">
            <text:p>204.375</text:p>
          </table:table-cell>
          <table:table-cell office:value-type="float" office:value="531">
            <text:p>531</text:p>
          </table:table-cell>
          <table:table-cell office:value-type="float" office:value="-0.00608660130718954">
            <text:p>-0.0060866013</text:p>
          </table:table-cell>
          <table:table-cell office:value-type="float" office:value="0.0163565426170468">
            <text:p>0.0163565426</text:p>
          </table:table-cell>
          <table:table-cell office:value-type="float" office:value="0.0184528773978315">
            <text:p>0.0184528774</text:p>
          </table:table-cell>
          <table:table-cell office:value-type="float" office:value="0.978769506987163">
            <text:p>0.978769507</text:p>
          </table:table-cell>
          <table:table-cell office:value-type="float" office:value="1.05777227067298">
            <text:p>1.0577722707</text:p>
          </table:table-cell>
          <table:table-cell office:value-type="float" office:value="1.06525246791356">
            <text:p>1.06525246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6480">
            <text:p>6480</text:p>
          </table:table-cell>
          <table:table-cell office:value-type="float" office:value="13305">
            <text:p>13305</text:p>
          </table:table-cell>
          <table:table-cell office:value-type="float" office:value="30264">
            <text:p>30264</text:p>
          </table:table-cell>
          <table:table-cell office:value-type="float" office:value="-134.125">
            <text:p>-134.125</text:p>
          </table:table-cell>
          <table:table-cell office:value-type="float" office:value="18.75">
            <text:p>18.75</text:p>
          </table:table-cell>
          <table:table-cell office:value-type="float" office:value="231">
            <text:p>231</text:p>
          </table:table-cell>
          <table:table-cell office:value-type="float" office:value="-0.0206983024691358">
            <text:p>-0.0206983025</text:p>
          </table:table-cell>
          <table:table-cell office:value-type="float" office:value="0.00140924464487035">
            <text:p>0.0014092446</text:p>
          </table:table-cell>
          <table:table-cell office:value-type="float" office:value="0.00763283108643933">
            <text:p>0.0076328311</text:p>
          </table:table-cell>
          <table:table-cell office:value-type="float" office:value="0.928395644019228">
            <text:p>0.928395644</text:p>
          </table:table-cell>
          <table:table-cell office:value-type="float" office:value="1.00493624875917">
            <text:p>1.0049362488</text:p>
          </table:table-cell>
          <table:table-cell office:value-type="float" office:value="1.02682909861891">
            <text:p>1.0268290986</text:p>
          </table:table-cell>
          <table:table-cell office:value-type="float" office:value="-33.1403355698863">
            <text:p>-33.14033556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6204">
            <text:p>6204</text:p>
          </table:table-cell>
          <table:table-cell office:value-type="float" office:value="12420">
            <text:p>12420</text:p>
          </table:table-cell>
          <table:table-cell office:value-type="float" office:value="29808">
            <text:p>29808</text:p>
          </table:table-cell>
          <table:table-cell office:value-type="float" office:value="-232.125">
            <text:p>-232.125</text:p>
          </table:table-cell>
          <table:table-cell office:value-type="float" office:value="-22.5">
            <text:p>-22.5</text:p>
          </table:table-cell>
          <table:table-cell office:value-type="float" office:value="-54">
            <text:p>-54</text:p>
          </table:table-cell>
          <table:table-cell office:value-type="float" office:value="-0.0374153771760155">
            <text:p>-0.0374153772</text:p>
          </table:table-cell>
          <table:table-cell table:number-columns-repeated="2" office:value-type="float" office:value="-0.00181159420289855">
            <text:p>-0.0018115942</text:p>
          </table:table-cell>
          <table:table-cell office:value-type="float" office:value="0.871790004364424">
            <text:p>0.8717900044</text:p>
          </table:table-cell>
          <table:table-cell table:number-columns-repeated="2" office:value-type="float" office:value="0.993665852762025">
            <text:p>0.9936658528</text:p>
          </table:table-cell>
          <table:table-cell office:value-type="float" office:value="-18.1769539351158">
            <text:p>-18.17695393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3">
            <text:p>3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6780">
            <text:p>6780</text:p>
          </table:table-cell>
          <table:table-cell office:value-type="float" office:value="12090">
            <text:p>12090</text:p>
          </table:table-cell>
          <table:table-cell office:value-type="float" office:value="29016">
            <text:p>29016</text:p>
          </table:table-cell>
          <table:table-cell office:value-type="float" office:value="-106.25">
            <text:p>-106.25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-0.0156710914454277">
            <text:p>-0.0156710914</text:p>
          </table:table-cell>
          <table:table-cell table:number-columns-repeated="2" office:value-type="float" office:value="0.00206782464846981">
            <text:p>0.0020678246</text:p>
          </table:table-cell>
          <table:table-cell office:value-type="float" office:value="0.945632522830901">
            <text:p>0.9456325228</text:p>
          </table:table-cell>
          <table:table-cell table:number-columns-repeated="2" office:value-type="float" office:value="1.00724576703125">
            <text:p>1.007245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6542">
            <text:p>6542</text:p>
          </table:table-cell>
          <table:table-cell office:value-type="float" office:value="12336">
            <text:p>12336</text:p>
          </table:table-cell>
          <table:table-cell office:value-type="float" office:value="29616">
            <text:p>29616</text:p>
          </table:table-cell>
          <table:table-cell office:value-type="float" office:value="-142.625">
            <text:p>-142.625</text:p>
          </table:table-cell>
          <table:table-cell office:value-type="float" office:value="13.875">
            <text:p>13.875</text:p>
          </table:table-cell>
          <table:table-cell office:value-type="float" office:value="51">
            <text:p>51</text:p>
          </table:table-cell>
          <table:table-cell office:value-type="float" office:value="-0.0218014368694589">
            <text:p>-0.0218014369</text:p>
          </table:table-cell>
          <table:table-cell office:value-type="float" office:value="0.00112475680933852">
            <text:p>0.0011247568</text:p>
          </table:table-cell>
          <table:table-cell office:value-type="float" office:value="0.00172204213938412">
            <text:p>0.0017220421</text:p>
          </table:table-cell>
          <table:table-cell office:value-type="float" office:value="0.924626564150057">
            <text:p>0.9246265642</text:p>
          </table:table-cell>
          <table:table-cell office:value-type="float" office:value="1.00393912838533">
            <text:p>1.0039391284</text:p>
          </table:table-cell>
          <table:table-cell office:value-type="float" office:value="1.00603295972894">
            <text:p>1.0060329597</text:p>
          </table:table-cell>
          <table:table-cell office:value-type="float" office:value="-31.4457998519287">
            <text:p>-31.44579985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5923">
            <text:p>5923</text:p>
          </table:table-cell>
          <table:table-cell office:value-type="float" office:value="11846">
            <text:p>11846</text:p>
          </table:table-cell>
          <table:table-cell office:value-type="float" office:value="28368">
            <text:p>28368</text:p>
          </table:table-cell>
          <table:table-cell office:value-type="float" office:value="-203.75">
            <text:p>-203.75</text:p>
          </table:table-cell>
          <table:table-cell office:value-type="float" office:value="-407.375">
            <text:p>-407.375</text:p>
          </table:table-cell>
          <table:table-cell office:value-type="float" office:value="-210">
            <text:p>-210</text:p>
          </table:table-cell>
          <table:table-cell office:value-type="float" office:value="-0.0343997973999662">
            <text:p>-0.0343997974</text:p>
          </table:table-cell>
          <table:table-cell office:value-type="float" office:value="-0.0343892453148742">
            <text:p>-0.0343892453</text:p>
          </table:table-cell>
          <table:table-cell office:value-type="float" office:value="-0.00740270727580372">
            <text:p>-0.0074027073</text:p>
          </table:table-cell>
          <table:table-cell office:value-type="float" office:value="0.881920067379989">
            <text:p>0.8819200674</text:p>
          </table:table-cell>
          <table:table-cell office:value-type="float" office:value="0.88195557697686">
            <text:p>0.881955577</text:p>
          </table:table-cell>
          <table:table-cell office:value-type="float" office:value="0.974197932681709">
            <text:p>0.9741979327</text:p>
          </table:table-cell>
          <table:table-cell office:value-type="float" office:value="-19.8011504743675">
            <text:p>-19.8011504744</text:p>
          </table:table-cell>
          <table:table-cell office:value-type="float" office:value="-19.8073339058017">
            <text:p>-19.80733390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4383">
            <text:p>4383</text:p>
          </table:table-cell>
          <table:table-cell office:value-type="float" office:value="10340">
            <text:p>10340</text:p>
          </table:table-cell>
          <table:table-cell office:value-type="float" office:value="27264">
            <text:p>27264</text:p>
          </table:table-cell>
          <table:table-cell office:value-type="float" office:value="-230.375">
            <text:p>-230.375</text:p>
          </table:table-cell>
          <table:table-cell office:value-type="float" office:value="-86">
            <text:p>-86</text:p>
          </table:table-cell>
          <table:table-cell office:value-type="float" office:value="-21">
            <text:p>-21</text:p>
          </table:table-cell>
          <table:table-cell office:value-type="float" office:value="-0.0525610312571298">
            <text:p>-0.0525610313</text:p>
          </table:table-cell>
          <table:table-cell office:value-type="float" office:value="-0.00831721470019342">
            <text:p>-0.0083172147</text:p>
          </table:table-cell>
          <table:table-cell office:value-type="float" office:value="-0.000770246478873239">
            <text:p>-0.0007702465</text:p>
          </table:table-cell>
          <table:table-cell office:value-type="float" office:value="0.821451208133399">
            <text:p>0.8214512081</text:p>
          </table:table-cell>
          <table:table-cell office:value-type="float" office:value="0.971025333627646">
            <text:p>0.9710253336</text:p>
          </table:table-cell>
          <table:table-cell office:value-type="float" office:value="0.997305300152035">
            <text:p>0.9973053002</text:p>
          </table:table-cell>
          <table:table-cell office:value-type="float" office:value="-12.8377808173808">
            <text:p>-12.83778081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4766">
            <text:p>4766</text:p>
          </table:table-cell>
          <table:table-cell office:value-type="float" office:value="11220">
            <text:p>11220</text:p>
          </table:table-cell>
          <table:table-cell office:value-type="float" office:value="28392">
            <text:p>28392</text:p>
          </table:table-cell>
          <table:table-cell office:value-type="float" office:value="-243.875">
            <text:p>-243.875</text:p>
          </table:table-cell>
          <table:table-cell office:value-type="float" office:value="27.625">
            <text:p>27.625</text:p>
          </table:table-cell>
          <table:table-cell office:value-type="float" office:value="280.25">
            <text:p>280.25</text:p>
          </table:table-cell>
          <table:table-cell office:value-type="float" office:value="-0.0511697440201427">
            <text:p>-0.051169744</text:p>
          </table:table-cell>
          <table:table-cell office:value-type="float" office:value="0.00246212121212121">
            <text:p>0.0024621212</text:p>
          </table:table-cell>
          <table:table-cell office:value-type="float" office:value="0.00987073823612285">
            <text:p>0.0098707382</text:p>
          </table:table-cell>
          <table:table-cell office:value-type="float" office:value="0.826037847627551">
            <text:p>0.8260378476</text:p>
          </table:table-cell>
          <table:table-cell office:value-type="float" office:value="1.00862930584252">
            <text:p>1.0086293058</text:p>
          </table:table-cell>
          <table:table-cell office:value-type="float" office:value="1.03473854951415">
            <text:p>1.0347385495</text:p>
          </table:table-cell>
          <table:table-cell office:value-type="float" office:value="-13.1964282907737">
            <text:p>-13.19642829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4979">
            <text:p>4979</text:p>
          </table:table-cell>
          <table:table-cell office:value-type="float" office:value="11206">
            <text:p>11206</text:p>
          </table:table-cell>
          <table:table-cell office:value-type="float" office:value="29184">
            <text:p>29184</text:p>
          </table:table-cell>
          <table:table-cell office:value-type="float" office:value="-274.75">
            <text:p>-274.75</text:p>
          </table:table-cell>
          <table:table-cell office:value-type="float" office:value="-139">
            <text:p>-139</text:p>
          </table:table-cell>
          <table:table-cell office:value-type="float" office:value="-186.75">
            <text:p>-186.75</text:p>
          </table:table-cell>
          <table:table-cell office:value-type="float" office:value="-0.0551817634063065">
            <text:p>-0.0551817634</text:p>
          </table:table-cell>
          <table:table-cell office:value-type="float" office:value="-0.0124040692486168">
            <text:p>-0.0124040692</text:p>
          </table:table-cell>
          <table:table-cell office:value-type="float" office:value="-0.00639905427631579">
            <text:p>-0.0063990543</text:p>
          </table:table-cell>
          <table:table-cell office:value-type="float" office:value="0.812832081022681">
            <text:p>0.812832081</text:p>
          </table:table-cell>
          <table:table-cell office:value-type="float" office:value="0.956887325060333">
            <text:p>0.9568873251</text:p>
          </table:table-cell>
          <table:table-cell office:value-type="float" office:value="0.977683567908332">
            <text:p>0.9776835679</text:p>
          </table:table-cell>
          <table:table-cell office:value-type="float" office:value="-12.2113118538954">
            <text:p>-12.21131185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4850">
            <text:p>4850</text:p>
          </table:table-cell>
          <table:table-cell office:value-type="float" office:value="10915">
            <text:p>10915</text:p>
          </table:table-cell>
          <table:table-cell office:value-type="float" office:value="28584">
            <text:p>28584</text:p>
          </table:table-cell>
          <table:table-cell office:value-type="float" office:value="-192.625">
            <text:p>-192.625</text:p>
          </table:table-cell>
          <table:table-cell office:value-type="float" office:value="-135.375">
            <text:p>-135.375</text:p>
          </table:table-cell>
          <table:table-cell office:value-type="float" office:value="-0.375">
            <text:p>-0.375</text:p>
          </table:table-cell>
          <table:table-cell office:value-type="float" office:value="-0.0397164948453608">
            <text:p>-0.0397164948</text:p>
          </table:table-cell>
          <table:table-cell office:value-type="float" office:value="-0.0124026568941823">
            <text:p>-0.0124026569</text:p>
          </table:table-cell>
          <table:table-cell table:style-name="ce17" office:value-type="float" office:value="-0.0000131192275398825">
            <text:p>-1.31E-005</text:p>
          </table:table-cell>
          <table:table-cell office:value-type="float" office:value="0.864083971968328">
            <text:p>0.864083972</text:p>
          </table:table-cell>
          <table:table-cell office:value-type="float" office:value="0.95689219963051">
            <text:p>0.9568921996</text:p>
          </table:table-cell>
          <table:table-cell office:value-type="float" office:value="0.999954083040954">
            <text:p>0.999954083</text:p>
          </table:table-cell>
          <table:table-cell office:value-type="float" office:value="-17.1034610328297">
            <text:p>-17.10346103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4361">
            <text:p>4361</text:p>
          </table:table-cell>
          <table:table-cell office:value-type="float" office:value="10608">
            <text:p>10608</text:p>
          </table:table-cell>
          <table:table-cell office:value-type="float" office:value="29640">
            <text:p>29640</text:p>
          </table:table-cell>
          <table:table-cell office:value-type="float" office:value="-0.142857142857143">
            <text:p>-0.1428571429</text:p>
          </table:table-cell>
          <table:table-cell office:value-type="float" office:value="-0.428571428571429">
            <text:p>-0.4285714286</text:p>
          </table:table-cell>
          <table:table-cell office:value-type="float" office:value="157.285714285714">
            <text:p>157.2857142857</text:p>
          </table:table-cell>
          <table:table-cell table:style-name="ce17" office:value-type="float" office:value="-0.0000327578864611655">
            <text:p>-3.28E-005</text:p>
          </table:table-cell>
          <table:table-cell table:style-name="ce17" office:value-type="float" office:value="-0.0000404007756948933">
            <text:p>-4.04E-005</text:p>
          </table:table-cell>
          <table:table-cell office:value-type="float" office:value="0.00530653556969346">
            <text:p>0.0053065356</text:p>
          </table:table-cell>
          <table:table-cell office:value-type="float" office:value="0.999885349500621">
            <text:p>0.9998853495</text:p>
          </table:table-cell>
          <table:table-cell office:value-type="float" office:value="0.999858600484224">
            <text:p>0.9998586005</text:p>
          </table:table-cell>
          <table:table-cell office:value-type="float" office:value="1.01862806676064">
            <text:p>1.01862806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83">
            <text:p>583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4164">
            <text:p>4164</text:p>
          </table:table-cell>
          <table:table-cell office:value-type="float" office:value="10866">
            <text:p>10866</text:p>
          </table:table-cell>
          <table:table-cell office:value-type="float" office:value="31258">
            <text:p>31258</text:p>
          </table:table-cell>
          <table:table-cell office:value-type="float" office:value="0">
            <text:p>0</text:p>
          </table:table-cell>
          <table:table-cell office:value-type="float" office:value="-267.8">
            <text:p>-267.8</text:p>
          </table:table-cell>
          <table:table-cell office:value-type="float" office:value="-4.5">
            <text:p>-4.5</text:p>
          </table:table-cell>
          <table:table-cell office:value-type="float" office:value="0">
            <text:p>0</text:p>
          </table:table-cell>
          <table:table-cell office:value-type="float" office:value="-0.0246456837842812">
            <text:p>-0.0246456838</text:p>
          </table:table-cell>
          <table:table-cell office:value-type="float" office:value="-0.000143963145434769">
            <text:p>-0.0001439631</text:p>
          </table:table-cell>
          <table:table-cell office:value-type="float" office:value="0.84">
            <text:p>0.84</text:p>
          </table:table-cell>
          <table:table-cell office:value-type="float" office:value="0.914930629824237">
            <text:p>0.9149306298</text:p>
          </table:table-cell>
          <table:table-cell office:value-type="float" office:value="0.999496169612737">
            <text:p>0.9994961696</text:p>
          </table:table-cell>
          <table:table-cell office:value-type="float" office:value="0">
            <text:p>0</text:p>
          </table:table-cell>
          <table:table-cell office:value-type="float" office:value="-27.7764706735553">
            <text:p>-27.77647067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3976">
            <text:p>3976</text:p>
          </table:table-cell>
          <table:table-cell office:value-type="float" office:value="10076">
            <text:p>10076</text:p>
          </table:table-cell>
          <table:table-cell office:value-type="float" office:value="28122">
            <text:p>28122</text:p>
          </table:table-cell>
          <table:table-cell office:value-type="float" office:value="0">
            <text:p>0</text:p>
          </table:table-cell>
          <table:table-cell office:value-type="float" office:value="-368.25">
            <text:p>-368.25</text:p>
          </table:table-cell>
          <table:table-cell office:value-type="float" office:value="-163.8">
            <text:p>-163.8</text:p>
          </table:table-cell>
          <table:table-cell office:value-type="float" office:value="0">
            <text:p>0</text:p>
          </table:table-cell>
          <table:table-cell office:value-type="float" office:value="-0.0365472409686384">
            <text:p>-0.036547241</text:p>
          </table:table-cell>
          <table:table-cell office:value-type="float" office:value="-0.00582462129293791">
            <text:p>-0.0058246213</text:p>
          </table:table-cell>
          <table:table-cell office:value-type="float" office:value="0.84">
            <text:p>0.84</text:p>
          </table:table-cell>
          <table:table-cell office:value-type="float" office:value="0.874702630221708">
            <text:p>0.8747026302</text:p>
          </table:table-cell>
          <table:table-cell office:value-type="float" office:value="0.979680320852601">
            <text:p>0.9796803209</text:p>
          </table:table-cell>
          <table:table-cell office:value-type="float" office:value="0">
            <text:p>0</text:p>
          </table:table-cell>
          <table:table-cell office:value-type="float" office:value="-18.6170626710152">
            <text:p>-18.617062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3796">
            <text:p>3796</text:p>
          </table:table-cell>
          <table:table-cell office:value-type="float" office:value="9883">
            <text:p>9883</text:p>
          </table:table-cell>
          <table:table-cell office:value-type="float" office:value="28365">
            <text:p>28365</text:p>
          </table:table-cell>
          <table:table-cell table:number-columns-repeated="2" office:value-type="float" office:value="0">
            <text:p>0</text:p>
          </table:table-cell>
          <table:table-cell office:value-type="float" office:value="-54.75">
            <text:p>-54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93019566367002">
            <text:p>-0.0019301957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993251617461543">
            <text:p>0.9932516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3625">
            <text:p>3625</text:p>
          </table:table-cell>
          <table:table-cell office:value-type="float" office:value="9640">
            <text:p>9640</text:p>
          </table:table-cell>
          <table:table-cell office:value-type="float" office:value="28290">
            <text:p>28290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3461">
            <text:p>3461</text:p>
          </table:table-cell>
          <table:table-cell office:value-type="float" office:value="9425">
            <text:p>9425</text:p>
          </table:table-cell>
          <table:table-cell office:value-type="float" office:value="28216">
            <text:p>28216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10">
            <text:p>110</text:p>
          </table:table-cell>
          <table:table-cell office:value-type="float" office:value="7423.75">
            <text:p>7423.75</text:p>
          </table:table-cell>
          <table:table-cell office:value-type="float" office:value="18108.5">
            <text:p>18108.5</text:p>
          </table:table-cell>
          <table:table-cell office:value-type="float" office:value="24.43">
            <text:p>24.43</text:p>
          </table:table-cell>
          <table:table-cell table:number-columns-repeated="3" office:value-type="float" office:value="5">
            <text:p>5</text:p>
          </table:table-cell>
          <table:table-cell office:value-type="float" office:value="517">
            <text:p>517</text:p>
          </table:table-cell>
          <table:table-cell office:value-type="float" office:value="781">
            <text:p>781</text:p>
          </table:table-cell>
          <table:table-cell office:value-type="float" office:value="1191">
            <text:p>1191</text:p>
          </table:table-cell>
          <table:table-cell office:value-type="float" office:value="3305">
            <text:p>3305</text:p>
          </table:table-cell>
          <table:table-cell office:value-type="float" office:value="9348">
            <text:p>9348</text:p>
          </table:table-cell>
          <table:table-cell office:value-type="float" office:value="28142">
            <text:p>28142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6.333333333333">
            <text:p>106.3333333333</text:p>
          </table:table-cell>
          <table:table-cell office:value-type="float" office:value="7445.66666666667">
            <text:p>7445.6666666667</text:p>
          </table:table-cell>
          <table:table-cell office:value-type="float" office:value="15876">
            <text:p>15876</text:p>
          </table:table-cell>
          <table:table-cell office:value-type="float" office:value="26.6633333333333">
            <text:p>26.66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565">
            <text:p>565</text:p>
          </table:table-cell>
          <table:table-cell office:value-type="float" office:value="829">
            <text:p>829</text:p>
          </table:table-cell>
          <table:table-cell office:value-type="float" office:value="1235">
            <text:p>1235</text:p>
          </table:table-cell>
          <table:table-cell office:value-type="float" office:value="3155">
            <text:p>3155</text:p>
          </table:table-cell>
          <table:table-cell office:value-type="float" office:value="9187">
            <text:p>9187</text:p>
          </table:table-cell>
          <table:table-cell office:value-type="float" office:value="28068">
            <text:p>28068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6" table:number-columns-repeated="3" table:default-cell-style-name="Default"/>
        <table:table-column table:style-name="co17" table:number-columns-repeated="2" table:default-cell-style-name="Default"/>
        <table:table-column table:style-name="co12" table:number-columns-repeated="2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office:value-type="float" office:value="-15">
            <text:p>-15</text:p>
          </table:table-cell>
          <table:table-cell office:value-type="float" office:value="-27">
            <text:p>-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4">
            <text:p>5.4</text:p>
          </table:table-cell>
          <table:table-cell office:value-type="float" office:value="7.9">
            <text:p>7.9</text:p>
          </table:table-cell>
          <table:table-cell office:value-type="float" office:value="16.1">
            <text:p>16.1</text:p>
          </table:table-cell>
          <table:table-cell office:value-type="float" office:value="5304">
            <text:p>5304</text:p>
          </table:table-cell>
          <table:table-cell office:value-type="float" office:value="6132">
            <text:p>6132</text:p>
          </table:table-cell>
          <table:table-cell office:value-type="float" office:value="9171">
            <text:p>91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31:42.96</dc:date>
    <dc:creator>Liam Widdess</dc:creator>
    <meta:editing-duration>P2DT3H30M55S</meta:editing-duration>
    <meta:editing-cycles>185</meta:editing-cycles>
    <meta:generator>OpenOffice/4.1.7$Win32 OpenOffice.org_project/417m1$Build-9800</meta:generator>
    <meta:document-statistic meta:table-count="8" meta:cell-count="802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93">
                <text:p>1993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65">
                <text:p>2465</text:p>
              </table:table-cell>
              <table:table-cell office:value-type="float" office:value="5148">
                <text:p>514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99">
                <text:p>2599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765">
                <text:p>2765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00">
                <text:p>1700</text:p>
              </table:table-cell>
              <table:table-cell office:value-type="float" office:value="2914">
                <text:p>2914</text:p>
              </table:table-cell>
              <table:table-cell office:value-type="float" office:value="5382">
                <text:p>538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49">
                <text:p>1949</text:p>
              </table:table-cell>
              <table:table-cell office:value-type="float" office:value="3059">
                <text:p>3059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85">
                <text:p>1985</text:p>
              </table:table-cell>
              <table:table-cell office:value-type="float" office:value="3229">
                <text:p>3229</text:p>
              </table:table-cell>
              <table:table-cell office:value-type="float" office:value="5532">
                <text:p>553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98">
                <text:p>1798</text:p>
              </table:table-cell>
              <table:table-cell office:value-type="float" office:value="3336">
                <text:p>3336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16">
                <text:p>1916</text:p>
              </table:table-cell>
              <table:table-cell office:value-type="float" office:value="3615">
                <text:p>3615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16">
                <text:p>2216</text:p>
              </table:table-cell>
              <table:table-cell office:value-type="float" office:value="4001">
                <text:p>4001</text:p>
              </table:table-cell>
              <table:table-cell office:value-type="float" office:value="7494">
                <text:p>749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90">
                <text:p>2390</text:p>
              </table:table-cell>
              <table:table-cell office:value-type="float" office:value="4348">
                <text:p>4348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640">
                <text:p>2640</text:p>
              </table:table-cell>
              <table:table-cell office:value-type="float" office:value="4640">
                <text:p>4640</text:p>
              </table:table-cell>
              <table:table-cell office:value-type="float" office:value="10082">
                <text:p>1008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658">
                <text:p>2658</text:p>
              </table:table-cell>
              <table:table-cell office:value-type="float" office:value="4624">
                <text:p>4624</text:p>
              </table:table-cell>
              <table:table-cell office:value-type="float" office:value="8297">
                <text:p>829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756">
                <text:p>2756</text:p>
              </table:table-cell>
              <table:table-cell office:value-type="float" office:value="5015">
                <text:p>5015</text:p>
              </table:table-cell>
              <table:table-cell office:value-type="float" office:value="8356">
                <text:p>835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075">
                <text:p>3075</text:p>
              </table:table-cell>
              <table:table-cell office:value-type="float" office:value="5580">
                <text:p>5580</text:p>
              </table:table-cell>
              <table:table-cell office:value-type="float" office:value="11401">
                <text:p>11401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210">
                <text:p>3210</text:p>
              </table:table-cell>
              <table:table-cell office:value-type="float" office:value="5840">
                <text:p>5840</text:p>
              </table:table-cell>
              <table:table-cell office:value-type="float" office:value="10832">
                <text:p>1083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348">
                <text:p>3348</text:p>
              </table:table-cell>
              <table:table-cell office:value-type="float" office:value="5879">
                <text:p>5879</text:p>
              </table:table-cell>
              <table:table-cell office:value-type="float" office:value="9807">
                <text:p>9807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784">
                <text:p>3784</text:p>
              </table:table-cell>
              <table:table-cell office:value-type="float" office:value="6238">
                <text:p>6238</text:p>
              </table:table-cell>
              <table:table-cell office:value-type="float" office:value="11392">
                <text:p>1139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0">
                <text:p>7330</text:p>
              </table:table-cell>
              <table:table-cell office:value-type="float" office:value="14265">
                <text:p>1426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234">
                <text:p>4234</text:p>
              </table:table-cell>
              <table:table-cell office:value-type="float" office:value="6532">
                <text:p>6532</text:p>
              </table:table-cell>
              <table:table-cell office:value-type="float" office:value="12013">
                <text:p>1201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204">
                <text:p>4204</text:p>
              </table:table-cell>
              <table:table-cell office:value-type="float" office:value="7008">
                <text:p>7008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91">
                <text:p>4391</text:p>
              </table:table-cell>
              <table:table-cell office:value-type="float" office:value="7528">
                <text:p>7528</text:p>
              </table:table-cell>
              <table:table-cell office:value-type="float" office:value="17874">
                <text:p>1787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20">
                <text:p>4620</text:p>
              </table:table-cell>
              <table:table-cell office:value-type="float" office:value="8087">
                <text:p>8087</text:p>
              </table:table-cell>
              <table:table-cell office:value-type="float" office:value="15762">
                <text:p>1576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00">
                <text:p>4600</text:p>
              </table:table-cell>
              <table:table-cell office:value-type="float" office:value="8240">
                <text:p>8240</text:p>
              </table:table-cell>
              <table:table-cell office:value-type="float" office:value="15818">
                <text:p>1581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014">
                <text:p>5014</text:p>
              </table:table-cell>
              <table:table-cell office:value-type="float" office:value="8784">
                <text:p>8784</text:p>
              </table:table-cell>
              <table:table-cell office:value-type="float" office:value="16764">
                <text:p>1676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732">
                <text:p>5732</text:p>
              </table:table-cell>
              <table:table-cell office:value-type="float" office:value="9700">
                <text:p>9700</text:p>
              </table:table-cell>
              <table:table-cell office:value-type="float" office:value="18464">
                <text:p>1846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642">
                <text:p>5642</text:p>
              </table:table-cell>
              <table:table-cell office:value-type="float" office:value="10152">
                <text:p>10152</text:p>
              </table:table-cell>
              <table:table-cell office:value-type="float" office:value="18983">
                <text:p>1898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81">
                <text:p>5781</text:p>
              </table:table-cell>
              <table:table-cell office:value-type="float" office:value="10205">
                <text:p>10205</text:p>
              </table:table-cell>
              <table:table-cell office:value-type="float" office:value="17177">
                <text:p>1717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416">
                <text:p>6416</text:p>
              </table:table-cell>
              <table:table-cell office:value-type="float" office:value="11186">
                <text:p>11186</text:p>
              </table:table-cell>
              <table:table-cell office:value-type="float" office:value="17451">
                <text:p>1745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57">
                <text:p>7057</text:p>
              </table:table-cell>
              <table:table-cell office:value-type="float" office:value="12184">
                <text:p>12184</text:p>
              </table:table-cell>
              <table:table-cell office:value-type="float" office:value="17846">
                <text:p>1784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615">
                <text:p>7615</text:p>
              </table:table-cell>
              <table:table-cell office:value-type="float" office:value="12208">
                <text:p>12208</text:p>
              </table:table-cell>
              <table:table-cell office:value-type="float" office:value="17838">
                <text:p>1783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939">
                <text:p>7939</text:p>
              </table:table-cell>
              <table:table-cell office:value-type="float" office:value="11894">
                <text:p>11894</text:p>
              </table:table-cell>
              <table:table-cell office:value-type="float" office:value="17741">
                <text:p>17741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090">
                <text:p>9090</text:p>
              </table:table-cell>
              <table:table-cell office:value-type="float" office:value="12582">
                <text:p>12582</text:p>
              </table:table-cell>
              <table:table-cell office:value-type="float" office:value="19855">
                <text:p>1985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430">
                <text:p>9430</text:p>
              </table:table-cell>
              <table:table-cell office:value-type="float" office:value="12730">
                <text:p>12730</text:p>
              </table:table-cell>
              <table:table-cell office:value-type="float" office:value="20012">
                <text:p>2001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252">
                <text:p>9252</text:p>
              </table:table-cell>
              <table:table-cell office:value-type="float" office:value="12670">
                <text:p>12670</text:p>
              </table:table-cell>
              <table:table-cell office:value-type="float" office:value="19604">
                <text:p>1960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863">
                <text:p>8863</text:p>
              </table:table-cell>
              <table:table-cell office:value-type="float" office:value="12266">
                <text:p>12266</text:p>
              </table:table-cell>
              <table:table-cell office:value-type="float" office:value="19503">
                <text:p>1950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478">
                <text:p>9478</text:p>
              </table:table-cell>
              <table:table-cell office:value-type="float" office:value="14124">
                <text:p>14124</text:p>
              </table:table-cell>
              <table:table-cell office:value-type="float" office:value="20444">
                <text:p>2044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46">
                <text:p>9346</text:p>
              </table:table-cell>
              <table:table-cell office:value-type="float" office:value="13922">
                <text:p>13922</text:p>
              </table:table-cell>
              <table:table-cell office:value-type="float" office:value="19737">
                <text:p>1973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9022">
                <text:p>9022</text:p>
              </table:table-cell>
              <table:table-cell office:value-type="float" office:value="13709">
                <text:p>13709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4174">
                <text:p>14174</text:p>
              </table:table-cell>
              <table:table-cell office:value-type="float" office:value="20642">
                <text:p>2064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520">
                <text:p>10520</text:p>
              </table:table-cell>
              <table:table-cell office:value-type="float" office:value="14124">
                <text:p>14124</text:p>
              </table:table-cell>
              <table:table-cell office:value-type="float" office:value="21026">
                <text:p>2102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480">
                <text:p>10480</text:p>
              </table:table-cell>
              <table:table-cell office:value-type="float" office:value="14008">
                <text:p>14008</text:p>
              </table:table-cell>
              <table:table-cell office:value-type="float" office:value="21114">
                <text:p>2111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270">
                <text:p>10270</text:p>
              </table:table-cell>
              <table:table-cell office:value-type="float" office:value="13769">
                <text:p>13769</text:p>
              </table:table-cell>
              <table:table-cell office:value-type="float" office:value="21922">
                <text:p>2192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424">
                <text:p>10424</text:p>
              </table:table-cell>
              <table:table-cell office:value-type="float" office:value="14147">
                <text:p>14147</text:p>
              </table:table-cell>
              <table:table-cell office:value-type="float" office:value="20016">
                <text:p>2001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381">
                <text:p>9381</text:p>
              </table:table-cell>
              <table:table-cell office:value-type="float" office:value="13702">
                <text:p>13702</text:p>
              </table:table-cell>
              <table:table-cell office:value-type="float" office:value="20638">
                <text:p>2063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8096">
                <text:p>8096</text:p>
              </table:table-cell>
              <table:table-cell office:value-type="float" office:value="13267">
                <text:p>13267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7856">
                <text:p>7856</text:p>
              </table:table-cell>
              <table:table-cell office:value-type="float" office:value="13112">
                <text:p>13112</text:p>
              </table:table-cell>
              <table:table-cell office:value-type="float" office:value="21292">
                <text:p>2129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8624">
                <text:p>8624</text:p>
              </table:table-cell>
              <table:table-cell office:value-type="float" office:value="13646">
                <text:p>13646</text:p>
              </table:table-cell>
              <table:table-cell office:value-type="float" office:value="19278">
                <text:p>1927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8208">
                <text:p>8208</text:p>
              </table:table-cell>
              <table:table-cell office:value-type="float" office:value="13240">
                <text:p>13240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120">
                <text:p>7120</text:p>
              </table:table-cell>
              <table:table-cell office:value-type="float" office:value="12015">
                <text:p>12015</text:p>
              </table:table-cell>
              <table:table-cell office:value-type="float" office:value="19759">
                <text:p>1975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7408">
                <text:p>7408</text:p>
              </table:table-cell>
              <table:table-cell office:value-type="float" office:value="12432">
                <text:p>12432</text:p>
              </table:table-cell>
              <table:table-cell office:value-type="float" office:value="20791">
                <text:p>2079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8128">
                <text:p>8128</text:p>
              </table:table-cell>
              <table:table-cell office:value-type="float" office:value="12936">
                <text:p>12936</text:p>
              </table:table-cell>
              <table:table-cell office:value-type="float" office:value="22080">
                <text:p>2208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8096">
                <text:p>8096</text:p>
              </table:table-cell>
              <table:table-cell office:value-type="float" office:value="11706">
                <text:p>11706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6948">
                <text:p>6948</text:p>
              </table:table-cell>
              <table:table-cell office:value-type="float" office:value="11580">
                <text:p>11580</text:p>
              </table:table-cell>
              <table:table-cell office:value-type="float" office:value="22848">
                <text:p>2284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7200">
                <text:p>7200</text:p>
              </table:table-cell>
              <table:table-cell office:value-type="float" office:value="11990">
                <text:p>11990</text:p>
              </table:table-cell>
              <table:table-cell office:value-type="float" office:value="24552">
                <text:p>2455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7788">
                <text:p>7788</text:p>
              </table:table-cell>
              <table:table-cell office:value-type="float" office:value="12610">
                <text:p>12610</text:p>
              </table:table-cell>
              <table:table-cell office:value-type="float" office:value="24432">
                <text:p>2443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7392">
                <text:p>7392</text:p>
              </table:table-cell>
              <table:table-cell office:value-type="float" office:value="12694">
                <text:p>12694</text:p>
              </table:table-cell>
              <table:table-cell office:value-type="float" office:value="24792">
                <text:p>2479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6840">
                <text:p>6840</text:p>
              </table:table-cell>
              <table:table-cell office:value-type="float" office:value="12270">
                <text:p>12270</text:p>
              </table:table-cell>
              <table:table-cell office:value-type="float" office:value="25368">
                <text:p>2536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6996">
                <text:p>6996</text:p>
              </table:table-cell>
              <table:table-cell office:value-type="float" office:value="12540">
                <text:p>12540</text:p>
              </table:table-cell>
              <table:table-cell office:value-type="float" office:value="26520">
                <text:p>2652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40">
                <text:p>6240</text:p>
              </table:table-cell>
              <table:table-cell office:value-type="float" office:value="12848">
                <text:p>12848</text:p>
              </table:table-cell>
              <table:table-cell office:value-type="float" office:value="27696">
                <text:p>2769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616">
                <text:p>5616</text:p>
              </table:table-cell>
              <table:table-cell office:value-type="float" office:value="12420">
                <text:p>12420</text:p>
              </table:table-cell>
              <table:table-cell office:value-type="float" office:value="27912">
                <text:p>2791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6120">
                <text:p>6120</text:p>
              </table:table-cell>
              <table:table-cell office:value-type="float" office:value="12495">
                <text:p>12495</text:p>
              </table:table-cell>
              <table:table-cell office:value-type="float" office:value="28776">
                <text:p>2877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6480">
                <text:p>6480</text:p>
              </table:table-cell>
              <table:table-cell office:value-type="float" office:value="13305">
                <text:p>13305</text:p>
              </table:table-cell>
              <table:table-cell office:value-type="float" office:value="30264">
                <text:p>3026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6204">
                <text:p>6204</text:p>
              </table:table-cell>
              <table:table-cell office:value-type="float" office:value="12420">
                <text:p>12420</text:p>
              </table:table-cell>
              <table:table-cell office:value-type="float" office:value="29808">
                <text:p>2980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780">
                <text:p>6780</text:p>
              </table:table-cell>
              <table:table-cell office:value-type="float" office:value="12090">
                <text:p>12090</text:p>
              </table:table-cell>
              <table:table-cell office:value-type="float" office:value="29016">
                <text:p>2901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542">
                <text:p>6542</text:p>
              </table:table-cell>
              <table:table-cell office:value-type="float" office:value="12336">
                <text:p>12336</text:p>
              </table:table-cell>
              <table:table-cell office:value-type="float" office:value="29616">
                <text:p>2961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5923">
                <text:p>5923</text:p>
              </table:table-cell>
              <table:table-cell office:value-type="float" office:value="11846">
                <text:p>11846</text:p>
              </table:table-cell>
              <table:table-cell office:value-type="float" office:value="28368">
                <text:p>2836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4383">
                <text:p>4383</text:p>
              </table:table-cell>
              <table:table-cell office:value-type="float" office:value="10340">
                <text:p>10340</text:p>
              </table:table-cell>
              <table:table-cell office:value-type="float" office:value="27264">
                <text:p>27264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4766">
                <text:p>4766</text:p>
              </table:table-cell>
              <table:table-cell office:value-type="float" office:value="11220">
                <text:p>11220</text:p>
              </table:table-cell>
              <table:table-cell office:value-type="float" office:value="28392">
                <text:p>2839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979">
                <text:p>4979</text:p>
              </table:table-cell>
              <table:table-cell office:value-type="float" office:value="11206">
                <text:p>11206</text:p>
              </table:table-cell>
              <table:table-cell office:value-type="float" office:value="29184">
                <text:p>29184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4850">
                <text:p>4850</text:p>
              </table:table-cell>
              <table:table-cell office:value-type="float" office:value="10915">
                <text:p>10915</text:p>
              </table:table-cell>
              <table:table-cell office:value-type="float" office:value="28584">
                <text:p>2858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4361">
                <text:p>4361</text:p>
              </table:table-cell>
              <table:table-cell office:value-type="float" office:value="10608">
                <text:p>10608</text:p>
              </table:table-cell>
              <table:table-cell office:value-type="float" office:value="29640">
                <text:p>2964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4164">
                <text:p>4164</text:p>
              </table:table-cell>
              <table:table-cell office:value-type="float" office:value="10866">
                <text:p>10866</text:p>
              </table:table-cell>
              <table:table-cell office:value-type="float" office:value="31258">
                <text:p>3125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3976">
                <text:p>3976</text:p>
              </table:table-cell>
              <table:table-cell office:value-type="float" office:value="10076">
                <text:p>10076</text:p>
              </table:table-cell>
              <table:table-cell office:value-type="float" office:value="28122">
                <text:p>28122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3796">
                <text:p>3796</text:p>
              </table:table-cell>
              <table:table-cell office:value-type="float" office:value="9883">
                <text:p>9883</text:p>
              </table:table-cell>
              <table:table-cell office:value-type="float" office:value="28365">
                <text:p>2836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3625">
                <text:p>3625</text:p>
              </table:table-cell>
              <table:table-cell office:value-type="float" office:value="9640">
                <text:p>9640</text:p>
              </table:table-cell>
              <table:table-cell office:value-type="float" office:value="28290">
                <text:p>2829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3461">
                <text:p>3461</text:p>
              </table:table-cell>
              <table:table-cell office:value-type="float" office:value="9425">
                <text:p>9425</text:p>
              </table:table-cell>
              <table:table-cell office:value-type="float" office:value="28216">
                <text:p>28216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3305">
                <text:p>3305</text:p>
              </table:table-cell>
              <table:table-cell office:value-type="float" office:value="9348">
                <text:p>9348</text:p>
              </table:table-cell>
              <table:table-cell office:value-type="float" office:value="28142">
                <text:p>2814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3155">
                <text:p>3155</text:p>
              </table:table-cell>
              <table:table-cell office:value-type="float" office:value="9187">
                <text:p>9187</text:p>
              </table:table-cell>
              <table:table-cell office:value-type="float" office:value="28068">
                <text:p>28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23.75">
                <text:p>7423.7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445.66666666667">
                <text:p>7445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2cm" svg:y="1.405cm" svg:width="30.887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4.43">
                <text:p>24.43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6.6633333333333">
                <text:p>26.66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cm" svg:y="1.352cm" svg:width="31.34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628721153021">
                <text:p>1.3262872115302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4780174939092">
                <text:p>1.2478017493909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3993760588049">
                <text:p>1.2399376058804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4607600741068">
                <text:p>1.3460760074106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0661582808405">
                <text:p>1.2066158280840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5782140778463">
                <text:p>1.1578214077846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1162283688511">
                <text:p>1.2116228368851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3670242273767">
                <text:p>1.23670242273767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5227197869811">
                <text:p>1.3522719786981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010538573277">
                <text:p>1.22010538573277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4021400330837">
                <text:p>1.402140033083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9257525051222">
                <text:p>1.1925752505122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31697241292807">
                <text:p>1.3169724129280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7764810616752">
                <text:p>1.1776481061675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292248067776">
                <text:p>1.15292248067776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4050602054915">
                <text:p>1.2405060205491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5045378632299">
                <text:p>1.15045378632299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51676838461174">
                <text:p>1.5167683846117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5742670281787">
                <text:p>1.1574267028178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118902892866">
                <text:p>1.1811890289286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2923016365837">
                <text:p>1.1292301636583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542783921921">
                <text:p>1.1754278392192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988499996215">
                <text:p>1.15988499996215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7563699399805">
                <text:p>1.27563699399805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9908797848332">
                <text:p>1.1990879784833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2398136843991">
                <text:p>1.1239813684399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30758114389352">
                <text:p>1.3075811438935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1549788173637">
                <text:p>1.21549788173637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2891666619726">
                <text:p>1.2289166661972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702763796538">
                <text:p>1.2370276379653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6373243328042">
                <text:p>1.2637324332804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8726170566188">
                <text:p>1.2872617056618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5932971528531">
                <text:p>1.2593297152853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0796597590823">
                <text:p>1.0079659759082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8253700889176">
                <text:p>1.0825370088917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503098264244">
                <text:p>1.0850309826424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248088642659">
                <text:p>1.11248088642659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7388515021672">
                <text:p>1.0738851502167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8344193838994">
                <text:p>1.0834419383899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2019903035117">
                <text:p>1.02019903035117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313878131465">
                <text:p>1.0331387813146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83014635525">
                <text:p>1.048301463552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39166866009">
                <text:p>1.063916686600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019903035117">
                <text:p>1.0201990303511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338604251159">
                <text:p>1.0233860425115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3807229896366">
                <text:p>1.0380722989636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0.919363501027436">
                <text:p>0.91936350102743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1238120310709">
                <text:p>1.01238120310709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1620028921509">
                <text:p>1.0162002892150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04421865495831">
                <text:p>1.0442186549583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0128269022394">
                <text:p>1.0012826902239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6456017311418">
                <text:p>1.0645601731141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2963356899381">
                <text:p>1.0296335689938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0.826009253288339">
                <text:p>0.82600925328833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7058483724068">
                <text:p>1.0705848372406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0.841191567839899">
                <text:p>0.84119156783989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0.762265217858198">
                <text:p>0.76226521785819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6525246791356">
                <text:p>1.0652524679135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2682909861891">
                <text:p>1.02682909861891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8607589005464">
                <text:p>1.0860758900546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1336629122554">
                <text:p>0.98133662912255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84339676432545">
                <text:p>0.98433967643254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7811444638124">
                <text:p>1.0781144463812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3665852762025">
                <text:p>0.99366585276202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5777227067298">
                <text:p>1.0577722706729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493624875917">
                <text:p>1.0049362487591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93665852762025">
                <text:p>0.993665852762025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0724576703125">
                <text:p>1.0072457670312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0393912838533">
                <text:p>1.0039391283853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88195557697686">
                <text:p>0.8819555769768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971025333627646">
                <text:p>0.97102533362764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0862930584252">
                <text:p>1.0086293058425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56887325060333">
                <text:p>0.956887325060333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95689219963051">
                <text:p>0.95689219963051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999858600484224">
                <text:p>0.99985860048422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914930629824237">
                <text:p>0.91493062982423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74702630221708">
                <text:p>0.87470263022170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108.5">
                <text:p>18108.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5876">
                <text:p>15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